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fill="none" draw:fill-color="#000000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9.25cm" fo:min-width="24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95cm" fo:min-width="1.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46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7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9.25cm" fo:min-width="24.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3cm"/>
      <style:paragraph-properties style:writing-mode="lr-tb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bottom" draw:auto-grow-height="false" fo:min-height="1.05cm" fo:min-width="3.8cm"/>
      <style:paragraph-properties style:writing-mode="lr-tb"/>
    </style:style>
    <style:style style:name="gr18" style:family="graphic" style:parent-style-name="standard">
      <style:graphic-properties draw:stroke="solid" svg:stroke-width="0.035cm" svg:stroke-color="#ffa6a6" draw:marker-start-width="0.252cm" draw:marker-end-width="0.252cm" draw:fill="none" draw:fill-color="#ffffff" draw:auto-grow-height="true" draw:auto-grow-width="false" fo:max-height="0cm" fo:min-height="0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1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svg:stroke-color="#000000" draw:fill-color="#00a933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000000" draw:fill-color="#ffff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5cm"/>
      <style:paragraph-properties style:writing-mode="lr-tb"/>
    </style:style>
    <style:style style:name="gr27" style:family="graphic" style:parent-style-name="standard">
      <style:graphic-properties svg:stroke-color="#000000" draw:fill="none" draw:fill-color="#ffffff" draw:textarea-horizontal-align="justify" draw:textarea-vertical-align="bottom" draw:auto-grow-height="false" fo:min-height="2.55cm" fo:min-width="5.3cm"/>
      <style:paragraph-properties style:writing-mode="lr-tb"/>
    </style:style>
    <style:style style:name="gr28" style:family="graphic" style:parent-style-name="standard">
      <style:graphic-properties draw:stroke="solid" svg:stroke-width="0.035cm" svg:stroke-color="#ffa6a6" draw:marker-start-width="0.252cm" draw:marker-end-width="0.252cm" draw:fill="none" draw:fill-color="#ffffff" draw:auto-grow-height="true" draw:auto-grow-width="false" fo:max-height="0cm" fo:min-height="0.295cm" fo:padding-top="0.142cm" fo:padding-bottom="0.142cm" fo:padding-left="0.267cm" fo:padding-right="0.267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bottom" draw:auto-grow-height="false" fo:min-height="2.55cm" fo:min-width="5.3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33" style:family="graphic" style:parent-style-name="standard">
      <style:graphic-properties svg:stroke-color="#000000" draw:fill="none" draw:fill-color="#ffffff" draw:textarea-horizontal-align="justify" draw:textarea-vertical-align="bottom" draw:auto-grow-height="false" fo:min-height="1.55cm" fo:min-width="5.3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bottom" draw:auto-grow-height="false" fo:min-height="1.55cm" fo:min-width="5.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3.142cm" style:use-optimal-column-width="false"/>
    </style:style>
    <style:style style:name="co2" style:family="table-column">
      <style:table-column-properties style:column-width="2.583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paragraph-properties fo:text-align="end"/>
      <style:text-properties fo:font-size="8pt" style:font-size-asian="8pt" style:font-size-complex="8pt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0000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none" draw:fill-color="#ffffff"/>
      <style:paragraph-properties style:writing-mode="lr-tb"/>
      <style:text-properties fo:color="#000000" loext:opacity="100%" fo:language="zxx" fo:country="none" fo:background-color="#00a933" style:language-asian="zxx" style:country-asian="none" style:language-complex="zxx" style:country-complex="none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 fo:language="zxx" fo:country="none" fo:background-color="#729fcf" style:language-asian="zxx" style:country-asian="none" style:language-complex="zxx" style:country-complex="none"/>
    </style:style>
    <style:style style:name="P8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none" draw:fill-color="#ffffff"/>
      <style:paragraph-properties style:writing-mode="lr-tb"/>
      <style:text-properties fo:color="#666666" loext:opacity="100%" fo:language="zxx" fo:country="none" style:language-asian="zxx" style:country-asian="none" style:language-complex="zxx" style:country-complex="none"/>
    </style:style>
    <style:style style:name="P10" style:family="paragraph">
      <loext:graphic-properties draw:fill="none" draw:fill-color="#ffffff"/>
      <style:paragraph-properties style:writing-mode="lr-tb"/>
      <style:text-properties fo:color="#000000" loext:opacity="100%" fo:language="zxx" fo:country="none" fo:background-color="#ffffff" style:language-asian="zxx" style:country-asian="none" style:language-complex="zxx" style:country-complex="none"/>
    </style:style>
    <style:style style:name="P11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2" style:family="paragraph">
      <style:paragraph-properties fo:line-height="150%"/>
      <style:text-properties fo:language="zxx" fo:country="none" style:language-asian="zxx" style:country-asian="none" style:language-complex="zxx" style:country-complex="none"/>
    </style:style>
    <style:style style:name="P13" style:family="paragraph">
      <loext:graphic-properties draw:fill="none" draw:fill-color="#ffffff"/>
      <style:paragraph-properties fo:line-height="150%" style:writing-mode="lr-tb"/>
      <style:text-properties fo:language="zxx" fo:country="none" style:language-asian="zxx" style:country-asian="none" style:language-complex="zxx" style:country-complex="none"/>
    </style:style>
    <style:style style:name="P14" style:family="paragraph">
      <loext:graphic-properties draw:fill-color="#ff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language="zxx" fo:country="none" style:language-asian="zxx" style:country-asian="none" style:language-complex="zxx" style:country-complex="non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17" style:family="paragraph">
      <loext:graphic-properties draw:fill="none" draw:fill-color="#ffffff"/>
      <style:paragraph-properties style:writing-mode="lr-tb"/>
      <style:text-properties fo:color="#000000" loext:opacity="100%" fo:language="zxx" fo:country="none" fo:background-color="#b2b2b2" style:language-asian="zxx" style:country-asian="none" style:language-complex="zxx" style:country-complex="none"/>
    </style:style>
    <style:style style:name="P18" style:family="paragraph">
      <style:paragraph-properties fo:text-align="start" style:writing-mode="lr-tb"/>
      <style:text-properties fo:language="zxx" fo:country="none" fo:background-color="#cccccc" style:language-asian="zxx" style:country-asian="none" style:language-complex="zxx" style:country-complex="none"/>
    </style:style>
    <style:style style:name="P19" style:family="paragraph">
      <loext:graphic-properties draw:fill="none" draw:fill-color="#ffffff"/>
      <style:paragraph-properties fo:text-align="start" style:writing-mode="lr-tb"/>
      <style:text-properties fo:language="zxx" fo:country="none" fo:background-color="#cccccc" style:language-asian="zxx" style:country-asian="none" style:language-complex="zxx" style:country-complex="none"/>
    </style:style>
    <style:style style:name="P20" style:family="paragraph">
      <style:paragraph-properties fo:text-align="center"/>
      <style:text-properties fo:color="#ffa6a6" loext:opacity="100%" fo:language="zxx" fo:country="none" style:language-asian="zxx" style:country-asian="none" style:language-complex="zxx" style:country-complex="none"/>
    </style:style>
    <style:style style:name="P21" style:family="paragraph">
      <loext:graphic-properties draw:fill="none" draw:fill-color="#ffffff"/>
      <style:paragraph-properties fo:text-align="center"/>
      <style:text-properties fo:color="#ffa6a6" loext:opacity="100%" fo:language="zxx" fo:country="none" style:language-asian="zxx" style:country-asian="none" style:language-complex="zxx" style:country-complex="none"/>
    </style:style>
    <style:style style:name="P22" style:family="paragraph">
      <loext:graphic-properties draw:fill="none" draw:fill-color="#ffffff"/>
      <style:paragraph-properties style:writing-mode="lr-tb"/>
      <style:text-properties fo:color="#000000" loext:opacity="100%" fo:font-size="18pt" fo:language="zxx" fo:country="none" fo:background-color="#b2b2b2" style:language-asian="zxx" style:country-asian="none" style:language-complex="zxx" style:country-complex="none"/>
    </style:style>
    <style:style style:name="P23" style:family="paragraph">
      <loext:graphic-properties draw:fill="none" draw:fill-color="#ffffff"/>
      <style:paragraph-properties style:writing-mode="lr-tb"/>
      <style:text-properties fo:color="#666666" loext:opacity="100%" fo:font-size="18pt" fo:language="zxx" fo:country="none" style:language-asian="zxx" style:country-asian="none" style:language-complex="zxx" style:country-complex="none"/>
    </style:style>
    <style:style style:name="P24" style:family="paragraph">
      <loext:graphic-properties draw:fill="none" draw:fill-color="#ffffff"/>
      <style:paragraph-properties style:writing-mode="lr-tb"/>
      <style:text-properties fo:color="#000000" loext:opacity="100%" fo:font-size="18pt" fo:language="zxx" fo:country="none" fo:background-color="#ffffff" style:language-asian="zxx" style:country-asian="none" style:language-complex="zxx" style:country-complex="none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6" style:family="paragraph">
      <style:paragraph-properties fo:text-align="end"/>
      <style:text-properties fo:language="zxx" fo:country="none" style:language-asian="zxx" style:country-asian="none" style:language-complex="zxx" style:country-complex="none"/>
    </style:style>
    <style:style style:name="P27" style:family="paragraph">
      <style:paragraph-properties fo:text-align="end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P28" style:family="paragraph">
      <style:paragraph-properties fo:text-align="end"/>
      <style:text-properties fo:language="zxx" fo:country="none" style:font-size-asian="8pt" style:language-asian="zxx" style:country-asian="none" style:font-size-complex="8pt" style:language-complex="zxx" style:country-complex="none"/>
    </style:style>
    <style:style style:name="P29" style:family="paragraph">
      <loext:graphic-properties draw:fill-color="#ff00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0" style:family="paragraph">
      <loext:graphic-properties draw:fill-color="#00a933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1" style:family="paragraph">
      <loext:graphic-properties draw:fill-color="#ffff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2" style:family="paragraph">
      <style:paragraph-properties fo:text-align="start" style:writing-mode="lr-tb"/>
      <style:text-properties fo:font-size="18pt" fo:language="zxx" fo:country="none" fo:background-color="#cccccc" style:language-asian="zxx" style:country-asian="none" style:language-complex="zxx" style:country-complex="none"/>
    </style:style>
    <style:style style:name="P33" style:family="paragraph">
      <loext:graphic-properties draw:fill="none" draw:fill-color="#ffffff"/>
      <style:paragraph-properties fo:text-align="start" style:writing-mode="lr-tb"/>
      <style:text-properties fo:font-size="18pt" fo:language="zxx" fo:country="none" fo:background-color="#cccccc" style:language-asian="zxx" style:country-asian="none" style:language-complex="zxx" style:country-complex="none"/>
    </style:style>
    <style:style style:name="P34" style:family="paragraph">
      <loext:graphic-properties draw:fill="none" draw:fill-color="#ffffff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P35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36" style:family="paragraph">
      <style:text-properties fo:font-size="18pt" fo:language="zxx" fo:country="none" style:language-asian="zxx" style:country-asian="none" style:language-complex="zxx" style:country-complex="none"/>
    </style:style>
    <style:style style:name="P37" style:family="paragraph">
      <style:paragraph-properties fo:margin-left="0cm" fo:margin-right="0cm" fo:margin-top="0cm" fo:margin-bottom="0cm" fo:line-height="100%" fo:text-align="start" fo:text-indent="0cm"/>
      <style:text-properties fo:font-size="18pt" fo:language="zxx" fo:country="none" style:language-asian="zxx" style:country-asian="none" style:language-complex="zxx" style:country-complex="none"/>
    </style:style>
    <style:style style:name="P38" style:family="paragraph">
      <style:paragraph-properties fo:line-height="150%"/>
      <style:text-properties fo:font-size="18pt" fo:language="zxx" fo:country="none" style:language-asian="zxx" style:country-asian="none" style:language-complex="zxx" style:country-complex="none"/>
    </style:style>
    <style:style style:name="P39" style:family="paragraph">
      <loext:graphic-properties draw:fill="none" draw:fill-color="#ffffff"/>
      <style:paragraph-properties fo:line-height="150%" style:writing-mode="lr-tb"/>
      <style:text-properties fo:font-size="18pt" fo:language="zxx" fo:country="none" style:language-asian="zxx" style:country-asian="none" style:language-complex="zxx" style:country-complex="none"/>
    </style:style>
    <style:style style:name="P40" style:family="paragraph">
      <loext:graphic-properties draw:fill="none" draw:fill-color="#ffffff"/>
      <style:paragraph-properties style:writing-mode="lr-tb"/>
      <style:text-properties fo:font-size="18pt" fo:language="zxx" fo:country="none" style:language-asian="zxx" style:country-asian="none" style:language-complex="zxx" style:country-complex="none"/>
    </style:style>
    <style:style style:name="P41" style:family="paragraph">
      <style:paragraph-properties fo:text-align="center"/>
      <style:text-properties fo:color="#ffa6a6" loext:opacity="100%" fo:font-size="18pt" fo:language="zxx" fo:country="none" style:language-asian="zxx" style:country-asian="none" style:language-complex="zxx" style:country-complex="none"/>
    </style:style>
    <style:style style:name="P42" style:family="paragraph">
      <loext:graphic-properties draw:fill="none" draw:fill-color="#ffffff"/>
      <style:paragraph-properties fo:text-align="center"/>
      <style:text-properties fo:color="#ffa6a6" loext:opacity="100%" fo:font-size="18pt" fo:language="zxx" fo:country="none" style:language-asian="zxx" style:country-asian="none" style:language-complex="zxx" style:country-complex="none"/>
    </style:style>
    <style:style style:name="P43" style:family="paragraph">
      <style:paragraph-properties fo:text-align="end"/>
      <style:text-properties fo:font-size="8pt" fo:language="zxx" fo:country="none" style:language-asian="zxx" style:country-asian="none" style:language-complex="zxx" style:country-complex="none"/>
    </style:style>
    <style:style style:name="P44" style:family="paragraph">
      <loext:graphic-properties draw:fill="solid" draw:fill-color="#ffffff"/>
      <style:paragraph-properties fo:text-align="start" style:writing-mode="lr-tb"/>
      <style:text-properties fo:font-size="18pt" fo:language="zxx" fo:country="none" fo:background-color="#cccccc" style:language-asian="zxx" style:country-asian="none" style:language-complex="zxx" style:country-complex="none"/>
    </style:style>
    <style:style style:name="P45" style:family="paragraph">
      <style:text-properties fo:font-size="8pt" fo:language="zxx" fo:country="none" style:language-asian="zxx" style:country-asian="none" style:language-complex="zxx" style:country-complex="none"/>
    </style:style>
    <style:style style:name="P46" style:family="paragraph">
      <style:text-properties fo:font-size="18pt" fo:language="zxx" fo:country="none" fo:background-color="#b2b2b2" style:language-asian="zxx" style:country-asian="none" style:language-complex="zxx" style:country-complex="none"/>
    </style:style>
    <style:style style:name="P47" style:family="paragraph">
      <style:text-properties fo:font-size="18pt" fo:language="zxx" fo:country="none" fo:background-color="#ff4000" style:language-asian="zxx" style:country-asian="none" style:language-complex="zxx" style:country-complex="none"/>
    </style:style>
    <style:style style:name="P48" style:family="paragraph">
      <loext:graphic-properties draw:fill="none" draw:fill-color="#ffffff"/>
      <style:paragraph-properties style:writing-mode="lr-tb"/>
      <style:text-properties fo:color="#000000" loext:opacity="100%" fo:font-size="18pt" fo:language="zxx" fo:country="none" fo:background-color="#ff4000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color="#000000" loext:opacity="100%" fo:language="zxx" fo:country="none" fo:background-color="#00a933" style:language-asian="zxx" style:country-asian="none" style:language-complex="zxx" style:country-complex="none"/>
    </style:style>
    <style:style style:name="T3" style:family="text">
      <style:text-properties fo:color="#000000" loext:opacity="100%" fo:language="zxx" fo:country="none" fo:background-color="#729fcf" style:language-asian="zxx" style:country-asian="none" style:language-complex="zxx" style:country-complex="none"/>
    </style:style>
    <style:style style:name="T4" style:family="text">
      <style:text-properties fo:color="#666666" loext:opacity="100%" fo:language="zxx" fo:country="none" style:language-asian="zxx" style:country-asian="none" style:language-complex="zxx" style:country-complex="none"/>
    </style:style>
    <style:style style:name="T5" style:family="text">
      <style:text-properties fo:color="#000000" loext:opacity="100%" fo:language="zxx" fo:country="none" fo:background-color="#ffffff" style:language-asian="zxx" style:country-asian="none" style:language-complex="zxx" style:country-complex="none"/>
    </style:style>
    <style:style style:name="T6" style:family="text">
      <style:text-properties fo:color="#000000" loext:opacity="100%" fo:language="zxx" fo:country="none" fo:background-color="#b2b2b2" style:language-asian="zxx" style:country-asian="none" style:language-complex="zxx" style:country-complex="none"/>
    </style:style>
    <style:style style:name="T7" style:family="text">
      <style:text-properties fo:language="zxx" fo:country="none" fo:background-color="#b2b2b2" style:language-asian="zxx" style:country-asian="none" style:language-complex="zxx" style:country-complex="none"/>
    </style:style>
    <style:style style:name="T8" style:family="text">
      <style:text-properties fo:font-size="14pt" fo:language="zxx" fo:country="none" fo:background-color="#cccccc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fo:font-size="18pt" fo:language="zxx" fo:country="none" fo:background-color="#b2b2b2" style:language-asian="zxx" style:country-asian="none" style:language-complex="zxx" style:country-complex="none"/>
    </style:style>
    <style:style style:name="T10" style:family="text">
      <style:text-properties fo:color="#666666" loext:opacity="100%" fo:font-size="18pt" fo:language="zxx" fo:country="none" style:language-asian="zxx" style:country-asian="none" style:language-complex="zxx" style:country-complex="none"/>
    </style:style>
    <style:style style:name="T11" style:family="text">
      <style:text-properties fo:color="#000000" loext:opacity="100%" fo:font-size="18pt" fo:language="zxx" fo:country="none" fo:background-color="#ffffff" style:language-asian="zxx" style:country-asian="none" style:language-complex="zxx" style:country-complex="none"/>
    </style:style>
    <style:style style:name="T12" style:family="text">
      <style:text-properties fo:font-size="18pt" fo:language="zxx" fo:country="none" style:language-asian="zxx" style:country-asian="none" style:language-complex="zxx" style:country-complex="none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000000" loext:opacity="100%" fo:language="zxx" fo:country="none" style:language-asian="zxx" style:country-asian="none" style:language-complex="zxx" style:country-complex="none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1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8pt" fo:language="zxx" fo:country="none" fo:background-color="#b2b2b2" style:language-asian="zxx" style:country-asian="none" style:language-complex="zxx" style:country-complex="none"/>
    </style:style>
    <style:style style:name="T17" style:family="text">
      <style:text-properties fo:color="#000000" loext:opacity="100%" fo:language="zxx" fo:country="none" fo:background-color="#ff4000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2.629cm" svg:x="1.4cm" svg:y="0.171cm" presentation:class="title" presentation:user-transformed="true">
          <draw:text-box>
            <text:p text:style-name="P1"><text:span text:style-name="T1">Urlaubsvertretungsplaner</text:span></text:p>
          </draw:text-box>
        </draw:frame>
        <draw:frame presentation:style-name="pr1" draw:text-style-name="P2" draw:layer="layout" svg:width="25.199cm" svg:height="2.629cm" svg:x="1.5cm" svg:y="6cm" presentation:class="title" presentation:user-transformed="true">
          <draw:text-box>
            <text:p text:style-name="P1"><text:span text:style-name="T1">Mockup GUI</text:span></text:p>
          </draw:text-box>
        </draw:frame>
        <draw:line draw:style-name="gr1" draw:text-style-name="P3" draw:layer="layout" svg:x1="1.5cm" svg:y1="2.9cm" svg:x2="26.5cm" svg:y2="2.9cm">
          <text:p/>
        </draw:lin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text-style-name="P2" draw:layer="layout" svg:width="25.199cm" svg:height="2.629cm" svg:x="1.4cm" svg:y="0.171cm" presentation:class="title" presentation:user-transformed="true">
          <draw:text-box>
            <text:p text:style-name="P1"><text:span text:style-name="T1">Urlaubsvertretungsplaner</text:span></text:p>
          </draw:text-box>
        </draw:frame>
        <draw:line draw:style-name="gr1" draw:text-style-name="P3" draw:layer="layout" svg:x1="1.5cm" svg:y1="2.9cm" svg:x2="26.5cm" svg:y2="2.9cm">
          <text:p/>
        </draw:line>
        <draw:custom-shape draw:style-name="gr3" draw:text-style-name="P5" draw:layer="layout" svg:width="25cm" svg:height="9.5cm" svg:x="1.5cm" svg:y="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5cm" svg:height="0.962cm" svg:x="22cm" svg:y="5.2cm">
          <draw:text-box>
            <text:p text:style-name="P1"><text:span text:style-name="T2">Login</text:span></text:p>
          </draw:text-box>
        </draw:frame>
        <draw:frame draw:style-name="gr4" draw:text-style-name="P7" draw:layer="layout" svg:width="2.5cm" svg:height="0.962cm" svg:x="24cm" svg:y="5.2cm">
          <draw:text-box>
            <text:p text:style-name="P1"><text:span text:style-name="T3">Signup</text:span></text:p>
          </draw:text-box>
        </draw:frame>
        <draw:frame draw:style-name="gr5" draw:text-style-name="P8" draw:layer="layout" svg:width="20.5cm" svg:height="1.673cm" svg:x="3cm" svg:y="8cm">
          <draw:text-box>
            <text:p text:style-name="P1"><text:span text:style-name="T1">Willkommen beim Urlaubsvertretungsplaner. Sie sind nicht eingeloggt.</text:span></text:p>
          </draw:text-box>
        </draw:frame>
        <draw:frame draw:style-name="gr4" draw:text-style-name="P9" draw:layer="layout" svg:width="7.6cm" svg:height="0.962cm" svg:x="9.9cm" svg:y="3.5cm">
          <draw:text-box>
            <text:p text:style-name="P1"><text:span text:style-name="T4">https://uvp.bka.bund.de/</text:span></text:p>
          </draw:text-box>
        </draw:frame>
        <draw:frame draw:style-name="gr4" draw:text-style-name="P10" draw:layer="layout" svg:width="2.5cm" svg:height="0.962cm" svg:x="1.7cm" svg:y="5.238cm">
          <draw:text-box>
            <text:p text:style-name="P1"><text:span text:style-name="T5">UVP</text:span></text:p>
          </draw:text-box>
        </draw:frame>
        <draw:custom-shape draw:style-name="gr6" draw:text-style-name="P11" draw:layer="layout" svg:width="2cm" svg:height="1.2cm" svg:x="1.5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text-style-name="P2" draw:layer="layout" svg:width="25.199cm" svg:height="2.629cm" svg:x="1.4cm" svg:y="0.171cm" presentation:class="title" presentation:user-transformed="true">
          <draw:text-box>
            <text:p text:style-name="P1"><text:span text:style-name="T1">Urlaubsvertretungsplaner</text:span></text:p>
          </draw:text-box>
        </draw:frame>
        <draw:line draw:style-name="gr1" draw:text-style-name="P3" draw:layer="layout" svg:x1="1.5cm" svg:y1="2.9cm" svg:x2="26.5cm" svg:y2="2.9cm">
          <text:p/>
        </draw:line>
        <draw:custom-shape draw:style-name="gr3" draw:text-style-name="P5" draw:layer="layout" svg:width="25cm" svg:height="9.5cm" svg:x="1.5cm" svg:y="5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.5cm" svg:height="0.962cm" svg:x="14.5cm" svg:y="13cm">
          <draw:text-box>
            <text:p text:style-name="P1"><text:span text:style-name="T3">Signup</text:span></text:p>
          </draw:text-box>
        </draw:frame>
        <draw:frame draw:style-name="gr7" draw:text-style-name="P13" draw:layer="layout" svg:width="4.2cm" svg:height="7.713cm" svg:x="4.8cm" svg:y="6cm">
          <draw:text-box>
            <text:p text:style-name="P12"><text:span text:style-name="T1">Vorname:</text:span></text:p>
            <text:p text:style-name="P12"><text:span text:style-name="T1">Name:</text:span></text:p>
            <text:p text:style-name="P12"><text:span text:style-name="T1">Email:</text:span></text:p>
            <text:p text:style-name="P12"><text:span text:style-name="T1">Team:</text:span></text:p>
            <text:p text:style-name="P12"><text:span text:style-name="T1">Passwort 1:</text:span></text:p>
            <text:p text:style-name="P12"><text:span text:style-name="T1">Passwort 2:</text:span></text:p>
          </draw:text-box>
        </draw:frame>
        <draw:frame draw:style-name="gr8" draw:text-style-name="P9" draw:layer="layout" svg:width="9.6cm" svg:height="1cm" svg:x="9.9cm" svg:y="3.5cm">
          <draw:text-box>
            <text:p text:style-name="P1"><text:span text:style-name="T4">https://uvp.bka.bund.de/signup</text:span></text:p>
          </draw:text-box>
        </draw:frame>
        <draw:custom-shape draw:style-name="gr9" draw:text-style-name="P5" draw:layer="layout" svg:width="7.5cm" svg:height="1cm" svg:x="9.3cm" svg:y="6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5cm" svg:height="1cm" svg:x="9.3cm" svg:y="7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5cm" svg:height="1cm" svg:x="9.3cm" svg:y="8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5cm" svg:height="1cm" svg:x="9.3cm" svg:y="9.5cm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2.5cm" svg:height="0.962cm" svg:x="1.7cm" svg:y="5.238cm">
          <draw:text-box>
            <text:p text:style-name="P1"><text:span text:style-name="T5">UVP</text:span></text:p>
          </draw:text-box>
        </draw:frame>
        <draw:custom-shape draw:style-name="gr9" draw:text-style-name="P5" draw:layer="layout" svg:width="7.5cm" svg:height="1cm" svg:x="9.3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5cm" svg:height="1cm" svg:x="9.3cm" svg:y="11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cm" svg:height="0.5cm" draw:transform="rotate (-3.14159265358979) translate (16.6cm 10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8" draw:layer="layout" svg:width="1.035cm" svg:height="0.962cm" svg:x="14.465cm" svg:y="9.5cm">
          <draw:text-box>
            <text:p text:style-name="P1">...</text:p>
          </draw:text-box>
        </draw:frame>
        <draw:custom-shape draw:style-name="gr6" draw:text-style-name="P11" draw:layer="layout" svg:width="2cm" svg:height="1.2cm" svg:x="1.5cm" svg:y="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5cm" svg:height="0.962cm" svg:x="22cm" svg:y="5.2cm">
          <draw:text-box>
            <text:p text:style-name="P1"><text:span text:style-name="T2">Logi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text-style-name="P2" draw:layer="layout" svg:width="25.199cm" svg:height="2.629cm" svg:x="1.4cm" svg:y="0.171cm" presentation:class="title" presentation:user-transformed="true">
          <draw:text-box>
            <text:p text:style-name="P1"><text:span text:style-name="T1">Urlaubsvertretungsplaner</text:span></text:p>
          </draw:text-box>
        </draw:frame>
        <draw:line draw:style-name="gr1" draw:text-style-name="P3" draw:layer="layout" svg:x1="1.5cm" svg:y1="2.9cm" svg:x2="26.5cm" svg:y2="2.9cm">
          <text:p/>
        </draw:line>
        <draw:custom-shape draw:style-name="gr3" draw:text-style-name="P5" draw:layer="layout" svg:width="25cm" svg:height="9.5cm" svg:x="1.5cm" svg:y="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5cm" svg:height="0.962cm" svg:x="13.1cm" svg:y="10.2cm">
          <draw:text-box>
            <text:p text:style-name="P1"><text:span text:style-name="T2">Login</text:span></text:p>
          </draw:text-box>
        </draw:frame>
        <draw:frame draw:style-name="gr12" draw:text-style-name="P13" draw:layer="layout" svg:width="3.5cm" svg:height="3.519cm" svg:x="3cm" svg:y="7.5cm">
          <draw:text-box>
            <text:p text:style-name="P12"><text:span text:style-name="T1">Email:</text:span></text:p>
            <text:p text:style-name="P12"><text:span text:style-name="T1">Passwort:</text:span></text:p>
          </draw:text-box>
        </draw:frame>
        <draw:frame draw:style-name="gr8" draw:text-style-name="P9" draw:layer="layout" svg:width="9.6cm" svg:height="1cm" svg:x="9.9cm" svg:y="3.5cm">
          <draw:text-box>
            <text:p text:style-name="P1"><text:span text:style-name="T4">https://uvp.bka.bund.de/login</text:span></text:p>
          </draw:text-box>
        </draw:frame>
        <draw:custom-shape draw:style-name="gr9" draw:text-style-name="P5" draw:layer="layout" svg:width="7.5cm" svg:height="1cm" svg:x="7.5cm" svg:y="7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5cm" svg:height="1cm" svg:x="7.5cm" svg:y="8.9cm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2.5cm" svg:height="0.962cm" svg:x="1.7cm" svg:y="5.238cm">
          <draw:text-box>
            <text:p text:style-name="P1"><text:span text:style-name="T5">UVP</text:span></text:p>
          </draw:text-box>
        </draw:frame>
        <draw:custom-shape draw:style-name="gr6" draw:text-style-name="P11" draw:layer="layout" svg:width="2cm" svg:height="1.2cm" svg:x="1.5cm" svg:y="5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.5cm" svg:height="0.962cm" svg:x="24cm" svg:y="5.2cm">
          <draw:text-box>
            <text:p text:style-name="P1"><text:span text:style-name="T3">Signup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text-style-name="P2" draw:layer="layout" svg:width="25.199cm" svg:height="2.629cm" svg:x="1.4cm" svg:y="0.171cm" presentation:class="title" presentation:user-transformed="true">
          <draw:text-box>
            <text:p text:style-name="P1"><text:span text:style-name="T1">Urlaubsvertretungsplaner</text:span></text:p>
          </draw:text-box>
        </draw:frame>
        <draw:line draw:style-name="gr1" draw:text-style-name="P3" draw:layer="layout" svg:x1="1.5cm" svg:y1="2.9cm" svg:x2="26.5cm" svg:y2="2.9cm">
          <text:p/>
        </draw:line>
        <draw:custom-shape draw:style-name="gr13" draw:text-style-name="P14" draw:layer="layout" svg:width="25cm" svg:height="9.5cm" svg:x="1.5cm" svg:y="5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4.5cm" svg:height="1.4cm" svg:x="3cm" svg:y="10.5cm">
          <draw:text-box>
            <text:p text:style-name="P12"><text:span text:style-name="T1">SG-Auswahl:</text:span></text:p>
          </draw:text-box>
        </draw:frame>
        <draw:frame draw:style-name="gr8" draw:text-style-name="P9" draw:layer="layout" svg:width="9.6cm" svg:height="1cm" svg:x="9.5cm" svg:y="3.5cm">
          <draw:text-box>
            <text:p text:style-name="P1"><text:span text:style-name="T4"><text:a xlink:href="https://uvp.bka.bund.de/home" xlink:type="simple">https://uvp.bka.bund.de/home</text:a></text:span></text:p>
          </draw:text-box>
        </draw:frame>
        <draw:custom-shape draw:style-name="gr9" draw:text-style-name="P5" draw:layer="layout" svg:width="7.5cm" svg:height="1cm" svg:x="7.8cm" svg:y="10.8cm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2.5cm" svg:height="0.962cm" svg:x="1.7cm" svg:y="5.238cm">
          <draw:text-box>
            <text:p text:style-name="P1"><text:span text:style-name="T5">UVP</text:span></text:p>
          </draw:text-box>
        </draw:frame>
        <draw:frame draw:style-name="gr4" draw:text-style-name="P10" draw:layer="layout" svg:width="7.8cm" svg:height="0.962cm" svg:x="18.5cm" svg:y="5.238cm">
          <draw:text-box>
            <text:p text:style-name="P1"><text:span text:style-name="T5">angemeldet als </text:span><text:span text:style-name="T6"><text:a xlink:href="mailto:ab@c.de" xlink:type="simple">ab@c.de</text:a></text:span></text:p>
          </draw:text-box>
        </draw:frame>
        <draw:custom-shape draw:style-name="gr10" draw:text-style-name="P5" draw:layer="layout" svg:width="0.5cm" svg:height="0.5cm" draw:transform="rotate (-3.14159265358979) translate (15.1cm 11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8" draw:layer="layout" svg:width="1.035cm" svg:height="0.962cm" svg:x="13.465cm" svg:y="10.9cm">
          <draw:text-box>
            <text:p text:style-name="P1">...</text:p>
          </draw:text-box>
        </draw:frame>
        <draw:frame draw:style-name="gr15" draw:text-style-name="P16" draw:layer="layout" svg:width="22cm" svg:height="3.806cm" svg:x="3cm" svg:y="6.5cm">
          <draw:text-box>
            <text:p text:style-name="P15"><text:span text:style-name="T1">Hallo, ab!</text:span></text:p>
            <text:p text:style-name="P15"><text:span text:style-name="T1"/></text:p>
            <text:p text:style-name="P15"><text:span text:style-name="T1">Es sind noch Konflikte vorhanden: </text:span><text:span text:style-name="T7">SGX – Team Y</text:span></text:p>
            <text:p text:style-name="P15"><text:span text:style-name="T1"/></text:p>
            <text:p text:style-name="P15"><text:span text:style-name="T1">Wählen Sie ein Sachgebiet, um die Urlaubsübersicht anzuzeigen:</text:span></text:p>
          </draw:text-box>
        </draw:frame>
        <draw:frame draw:style-name="gr4" draw:text-style-name="P17" draw:layer="layout" svg:width="1.9cm" svg:height="0.962cm" svg:x="14cm" svg:y="13.4cm">
          <draw:text-box>
            <text:p text:style-name="P1"><text:span text:style-name="T6">OK</text:span></text:p>
          </draw:text-box>
        </draw:frame>
        <draw:frame draw:style-name="gr16" draw:text-style-name="P13" draw:layer="layout" svg:width="5cm" svg:height="2.383cm" svg:x="3cm" svg:y="11.8cm">
          <draw:text-box>
            <text:p text:style-name="P12"><text:span text:style-name="T1">Team-Auswahl:</text:span></text:p>
          </draw:text-box>
        </draw:frame>
        <draw:custom-shape draw:style-name="gr9" draw:text-style-name="P5" draw:layer="layout" svg:width="7.5cm" svg:height="1cm" svg:x="7.8cm" svg:y="12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cm" svg:height="0.5cm" draw:transform="rotate (-3.14159265358979) translate (15.1cm 12.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8" draw:layer="layout" svg:width="1.035cm" svg:height="0.962cm" svg:x="13.465cm" svg:y="12.2cm">
          <draw:text-box>
            <text:p text:style-name="P1">...</text:p>
          </draw:text-box>
        </draw:frame>
        <draw:custom-shape draw:style-name="gr6" draw:text-style-name="P11" draw:layer="layout" svg:width="2cm" svg:height="1.2cm" svg:x="1.5cm" svg:y="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4cm" draw:transform="rotate (-3.14159265358979) translate (26.2cm 5.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9" draw:layer="layout" svg:width="4.3cm" svg:height="1.3cm" svg:x="22cm" svg:y="6.2cm">
          <text:p text:style-name="P18"><text:span text:style-name="T8">Passwort ändern</text:span></text:p>
          <text:p text:style-name="P18"><text:span text:style-name="T8">Logout</text:span></text:p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4cm" svg:height="0.996cm" draw:transform="rotate (0.288153859504264) translate (21cm 12.137cm)">
          <draw:text-box>
            <text:p text:style-name="P20">Ansicht RL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1" draw:text-style-name="P2" draw:layer="layout" svg:width="25.199cm" svg:height="2.629cm" svg:x="1.4cm" svg:y="0.171cm" presentation:class="title" presentation:user-transformed="true">
          <draw:text-box>
            <text:p text:style-name="P1"><text:span text:style-name="T1">Urlaubsvertretungsplaner</text:span></text:p>
          </draw:text-box>
        </draw:frame>
        <draw:line draw:style-name="gr1" draw:text-style-name="P3" draw:layer="layout" svg:x1="1.5cm" svg:y1="2.9cm" svg:x2="26.5cm" svg:y2="2.9cm">
          <text:p/>
        </draw:line>
        <draw:custom-shape draw:style-name="gr13" draw:text-style-name="P14" draw:layer="layout" svg:width="25cm" svg:height="9.5cm" svg:x="1.5cm" svg:y="4.979cm">
          <text:p/>
          <draw:enhanced-geometry svg:viewBox="0 0 21600 21600" draw:type="rectangle" draw:enhanced-path="M 0 0 L 21600 0 21600 21600 0 21600 0 0 Z N"/>
        </draw:custom-shape>
        <draw:frame draw:style-name="gr4" draw:text-style-name="P22" draw:layer="layout" svg:width="1.9cm" svg:height="0.962cm" svg:x="18.6cm" svg:y="7.4cm">
          <draw:text-box>
            <text:p text:style-name="P1"><text:span text:style-name="T9">&gt;</text:span></text:p>
          </draw:text-box>
        </draw:frame>
        <draw:frame draw:style-name="gr8" draw:text-style-name="P23" draw:layer="layout" svg:width="13.6cm" svg:height="1cm" svg:x="7.4cm" svg:y="3.5cm">
          <draw:text-box>
            <text:p text:style-name="P1"><text:span text:style-name="T10">https://uvp.bka.bund.de/calendar/sg-X/team-Y</text:span></text:p>
          </draw:text-box>
        </draw:frame>
        <draw:frame draw:style-name="gr4" draw:text-style-name="P24" draw:layer="layout" svg:width="2.5cm" svg:height="0.962cm" svg:x="1.7cm" svg:y="5.238cm">
          <draw:text-box>
            <text:p text:style-name="P1"><text:span text:style-name="T11">UVP</text:span></text:p>
          </draw:text-box>
        </draw:frame>
        <draw:frame draw:style-name="gr4" draw:text-style-name="P24" draw:layer="layout" svg:width="7.8cm" svg:height="0.962cm" svg:x="18.5cm" svg:y="5.238cm">
          <draw:text-box>
            <text:p text:style-name="P1"><text:span text:style-name="T11">angemeldet als </text:span><text:span text:style-name="T9"><text:a xlink:href="mailto:ab@c.de" xlink:type="simple">ab@c.de</text:a></text:span></text:p>
          </draw:text-box>
        </draw:frame>
        <draw:frame draw:style-name="gr19" draw:text-style-name="P25" draw:layer="layout" svg:width="11cm" svg:height="1cm" svg:x="3cm" svg:y="6.4cm">
          <draw:text-box>
            <text:p text:style-name="P15"><text:span text:style-name="T12">Übersicht für Sachgebiet X - Team Y:</text:span></text:p>
          </draw:text-box>
        </draw:frame>
        <draw:frame draw:style-name="gr4" draw:text-style-name="P22" draw:layer="layout" svg:width="1.9cm" svg:height="0.962cm" svg:x="9.3cm" svg:y="7.4cm">
          <draw:text-box>
            <text:p text:style-name="P1"><text:span text:style-name="T9">&lt;</text:span></text:p>
          </draw:text-box>
        </draw:frame>
        <draw:frame draw:style-name="gr20" draw:text-style-name="P25" draw:layer="layout" svg:width="3.4cm" svg:height="1cm" svg:x="13cm" svg:y="7.362cm">
          <draw:text-box>
            <text:p text:style-name="P15"><text:span text:style-name="T12">Mai 2023</text:span></text:p>
          </draw:text-box>
        </draw:frame>
        <draw:frame draw:style-name="standard" draw:layer="layout" svg:width="21.434cm" svg:height="4.859cm" svg:x="3.404cm" svg:y="8.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6"><text:span text:style-name="T13">1</text:span></text:p>
              </table:table-cell>
              <table:table-cell>
                <text:p text:style-name="P27"><text:span text:style-name="T13">2</text:span></text:p>
              </table:table-cell>
              <table:table-cell>
                <text:p text:style-name="P27"><text:span text:style-name="T13">3</text:span></text:p>
              </table:table-cell>
              <table:table-cell>
                <text:p text:style-name="P27"><text:span text:style-name="T13">4</text:span></text:p>
              </table:table-cell>
              <table:table-cell>
                <text:p text:style-name="P27"><text:span text:style-name="T13">5</text:span></text:p>
              </table:table-cell>
              <table:table-cell>
                <text:p text:style-name="P27"><text:span text:style-name="T13">6</text:span></text:p>
              </table:table-cell>
              <table:table-cell>
                <text:p text:style-name="P27"><text:span text:style-name="T13">7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3">8</text:span></text:p>
              </table:table-cell>
              <table:table-cell>
                <text:p text:style-name="P27"><text:span text:style-name="T13">9</text:span></text:p>
              </table:table-cell>
              <table:table-cell>
                <text:p text:style-name="P27"><text:span text:style-name="T13">10</text:span></text:p>
              </table:table-cell>
              <table:table-cell>
                <text:p text:style-name="P27"><text:span text:style-name="T13">11</text:span></text:p>
              </table:table-cell>
              <table:table-cell>
                <text:p text:style-name="P27"><text:span text:style-name="T13">12</text:span></text:p>
              </table:table-cell>
              <table:table-cell>
                <text:p text:style-name="P27"><text:span text:style-name="T13">13</text:span></text:p>
              </table:table-cell>
              <table:table-cell>
                <text:p text:style-name="P27"><text:span text:style-name="T13">14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3">15</text:span></text:p>
              </table:table-cell>
              <table:table-cell>
                <text:p text:style-name="P27"><text:span text:style-name="T13">16</text:span></text:p>
              </table:table-cell>
              <table:table-cell>
                <text:p text:style-name="P27"><text:span text:style-name="T13">17</text:span></text:p>
              </table:table-cell>
              <table:table-cell>
                <text:p text:style-name="P27"><text:span text:style-name="T13">18</text:span></text:p>
              </table:table-cell>
              <table:table-cell>
                <text:p text:style-name="P27"><text:span text:style-name="T13">19</text:span></text:p>
              </table:table-cell>
              <table:table-cell>
                <text:p text:style-name="P27"><text:span text:style-name="T13">20</text:span></text:p>
              </table:table-cell>
              <table:table-cell>
                <text:p text:style-name="P27"><text:span text:style-name="T13">21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3">22</text:span></text:p>
              </table:table-cell>
              <table:table-cell>
                <text:p text:style-name="P27"><text:span text:style-name="T13">23</text:span></text:p>
              </table:table-cell>
              <table:table-cell>
                <text:p text:style-name="P27"><text:span text:style-name="T13">24</text:span></text:p>
              </table:table-cell>
              <table:table-cell>
                <text:p text:style-name="P27"><text:span text:style-name="T13">25</text:span></text:p>
              </table:table-cell>
              <table:table-cell>
                <text:p text:style-name="P27"><text:span text:style-name="T13">26</text:span></text:p>
              </table:table-cell>
              <table:table-cell>
                <text:p text:style-name="P27"><text:span text:style-name="T13">27</text:span></text:p>
              </table:table-cell>
              <table:table-cell>
                <text:p text:style-name="P27"><text:span text:style-name="T13">28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3">29</text:span></text:p>
              </table:table-cell>
              <table:table-cell>
                <text:p text:style-name="P27"><text:span text:style-name="T13">30</text:span></text:p>
              </table:table-cell>
              <table:table-cell>
                <text:p text:style-name="P27"><text:span text:style-name="T13">3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21" draw:text-style-name="P29" draw:layer="layout" svg:width="0.3cm" svg:height="0.3cm" svg:x="18.55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draw:layer="layout" svg:width="0.3cm" svg:height="0.3cm" svg:x="15.401cm" svg:y="11.0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draw:layer="layout" svg:width="0.3cm" svg:height="0.3cm" svg:x="12.202cm" svg:y="11.0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18.551cm" svg:y="10.0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18.552cm" svg:y="9.0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15.4cm" svg:y="10.0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15.4cm" svg:y="9.00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12.201cm" svg:y="10.00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9.102cm" svg:y="10.0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6.003cm" svg:y="10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6.004cm" svg:y="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9.1cm" svg:y="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12.2cm" svg:y="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1" draw:layer="layout" svg:width="0.3cm" svg:height="0.3cm" svg:x="9.103cm" svg:y="11.00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1" draw:layer="layout" svg:width="0.3cm" svg:height="0.3cm" svg:x="6.004cm" svg:y="11.0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18.552cm" svg:y="12.0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15.401cm" svg:y="12.00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12.202cm" svg:y="12.0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9.103cm" svg:y="12.00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6.004cm" svg:y="12.0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12.203cm" svg:y="13.00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9.104cm" svg:y="13.0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6.005cm" svg:y="13.0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2" draw:layer="layout" svg:width="3cm" svg:height="0.962cm" svg:x="13cm" svg:y="13.538cm">
          <draw:text-box>
            <text:p text:style-name="P1"><text:span text:style-name="T9">&lt;zurück</text:span></text:p>
          </draw:text-box>
        </draw:frame>
        <draw:custom-shape draw:style-name="gr6" draw:text-style-name="P11" draw:layer="layout" svg:width="2cm" svg:height="1.2cm" svg:x="1.5cm" svg:y="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4cm" draw:transform="rotate (-3.14159265358979) translate (26.2cm 5.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33" draw:layer="layout" svg:width="4.3cm" svg:height="1.3cm" svg:x="22cm" svg:y="6.2cm">
          <text:p text:style-name="P32"><text:span text:style-name="T8">Passwort ändern</text:span></text:p>
          <text:p text:style-name="P32"><text:span text:style-name="T8">Logout</text:span></text:p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4cm" svg:height="0.996cm" draw:transform="rotate (0.288153859504264) translate (21cm 12.137cm)">
          <draw:text-box>
            <text:p text:style-name="P20">Ansicht RL</text:p>
          </draw:text-box>
        </draw:frame>
        <draw:frame draw:style-name="gr24" draw:text-style-name="P34" draw:layer="layout" svg:width="2.5cm" svg:height="0.569cm" svg:x="3.404cm" svg:y="9.431cm">
          <draw:text-box>
            <text:p text:style-name="P1"><text:span text:style-name="T13">Mustermann</text:span></text:p>
          </draw:text-box>
        </draw:frame>
        <draw:frame draw:style-name="gr24" draw:text-style-name="P34" draw:layer="layout" svg:width="2.5cm" svg:height="0.569cm" svg:x="6.6cm" svg:y="9.431cm">
          <draw:text-box>
            <text:p text:style-name="P1"><text:span text:style-name="T13">Mustermann</text:span></text:p>
          </draw:text-box>
        </draw:frame>
        <draw:frame draw:style-name="gr24" draw:text-style-name="P34" draw:layer="layout" svg:width="2.5cm" svg:height="0.569cm" svg:x="9.701cm" svg:y="9.431cm">
          <draw:text-box>
            <text:p text:style-name="P1"><text:span text:style-name="T13">Mustermann</text:span></text:p>
          </draw:text-box>
        </draw:frame>
        <draw:frame draw:style-name="gr24" draw:text-style-name="P34" draw:layer="layout" svg:width="2.5cm" svg:height="0.569cm" svg:x="12.9cm" svg:y="9.431cm">
          <draw:text-box>
            <text:p text:style-name="P1"><text:span text:style-name="T13">Mustermann</text:span></text:p>
          </draw:text-box>
        </draw:frame>
        <draw:frame draw:style-name="gr24" draw:text-style-name="P34" draw:layer="layout" svg:width="2.5cm" svg:height="0.569cm" svg:x="16.051cm" svg:y="9.5cm">
          <draw:text-box>
            <text:p text:style-name="P1"><text:span text:style-name="T13">Mustermann</text:span></text:p>
          </draw:text-box>
        </draw:frame>
        <draw:frame draw:style-name="gr24" draw:text-style-name="P34" draw:layer="layout" svg:width="2.5cm" svg:height="0.887cm" svg:x="3.405cm" svg:y="10.431cm">
          <draw:text-box>
            <text:p text:style-name="P1"><text:span text:style-name="T13">Mustermann</text:span></text:p>
            <text:p text:style-name="P1"><text:span text:style-name="T13">Musterfrau</text:span></text:p>
          </draw:text-box>
        </draw:frame>
        <draw:frame draw:style-name="gr24" draw:text-style-name="P34" draw:layer="layout" svg:width="2.5cm" svg:height="0.887cm" svg:x="6.601cm" svg:y="10.431cm">
          <draw:text-box>
            <text:p text:style-name="P1"><text:span text:style-name="T13">Mustermann</text:span></text:p>
            <text:p text:style-name="P1"><text:span text:style-name="T13">Musterfrau</text:span></text:p>
          </draw:text-box>
        </draw:frame>
        <draw:frame draw:style-name="gr24" draw:text-style-name="P34" draw:layer="layout" svg:width="2.5cm" svg:height="1.205cm" svg:x="9.702cm" svg:y="10.431cm">
          <draw:text-box>
            <text:p text:style-name="P1"><text:span text:style-name="T13">Mustermann</text:span></text:p>
            <text:p text:style-name="P1"><text:span text:style-name="T13">Musterfrau</text:span></text:p>
            <text:p text:style-name="P1"><text:span text:style-name="T13">Musterdivers</text:span></text:p>
          </draw:text-box>
        </draw:frame>
        <draw:frame draw:style-name="gr24" draw:text-style-name="P34" draw:layer="layout" svg:width="2.5cm" svg:height="1.205cm" svg:x="12.901cm" svg:y="10.431cm">
          <draw:text-box>
            <text:p text:style-name="P1"><text:span text:style-name="T13">Mustermann</text:span></text:p>
            <text:p text:style-name="P1"><text:span text:style-name="T13">Musterfrau</text:span></text:p>
            <text:p text:style-name="P1"><text:span text:style-name="T13">Musterdivers</text:span></text:p>
          </draw:text-box>
        </draw:frame>
        <draw:frame draw:style-name="gr24" draw:text-style-name="P34" draw:layer="layout" svg:width="2.5cm" svg:height="1.205cm" svg:x="16.073cm" svg:y="10.401cm">
          <draw:text-box>
            <text:p text:style-name="P1"><text:span text:style-name="T13">Mustermann</text:span></text:p>
            <text:p text:style-name="P1"><text:span text:style-name="T13">Musterfrau</text:span></text:p>
            <text:p text:style-name="P1"><text:span text:style-name="T13">Musterdiver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1" draw:text-style-name="P2" draw:layer="layout" svg:width="25.199cm" svg:height="2.629cm" svg:x="1.4cm" svg:y="0.171cm" presentation:class="title" presentation:user-transformed="true">
          <draw:text-box>
            <text:p text:style-name="P1"><text:span text:style-name="T1">Urlaubsvertretungsplaner</text:span></text:p>
          </draw:text-box>
        </draw:frame>
        <draw:line draw:style-name="gr1" draw:text-style-name="P3" draw:layer="layout" svg:x1="1.5cm" svg:y1="2.9cm" svg:x2="26.5cm" svg:y2="2.9cm">
          <text:p/>
        </draw:line>
        <draw:custom-shape draw:style-name="gr13" draw:text-style-name="P14" draw:layer="layout" svg:width="25cm" svg:height="9.5cm" svg:x="1.5cm" svg:y="5cm">
          <text:p/>
          <draw:enhanced-geometry svg:viewBox="0 0 21600 21600" draw:type="rectangle" draw:enhanced-path="M 0 0 L 21600 0 21600 21600 0 21600 0 0 Z N"/>
        </draw:custom-shape>
        <draw:frame draw:style-name="gr8" draw:text-style-name="P23" draw:layer="layout" svg:width="9.6cm" svg:height="1cm" svg:x="9.5cm" svg:y="3.5cm">
          <draw:text-box>
            <text:p text:style-name="P36"><text:span text:style-name="T4"><text:a xlink:href="https://uvp.bka.bund.de/home" xlink:type="simple">https://uvp.bka.bund.de/home</text:a></text:span></text:p>
          </draw:text-box>
        </draw:frame>
        <draw:frame draw:style-name="gr4" draw:text-style-name="P24" draw:layer="layout" svg:width="2.5cm" svg:height="0.962cm" svg:x="1.7cm" svg:y="5.238cm">
          <draw:text-box>
            <text:p text:style-name="P36"><text:span text:style-name="T5">UVP</text:span></text:p>
          </draw:text-box>
        </draw:frame>
        <draw:frame draw:style-name="gr4" draw:text-style-name="P24" draw:layer="layout" svg:width="7.8cm" svg:height="0.962cm" svg:x="18.5cm" svg:y="5.238cm">
          <draw:text-box>
            <text:p text:style-name="P36"><text:span text:style-name="T5">angemeldet als </text:span><text:span text:style-name="T6">bc@d.ef</text:span></text:p>
          </draw:text-box>
        </draw:frame>
        <draw:frame draw:style-name="gr25" draw:text-style-name="P25" draw:layer="layout" svg:width="19cm" svg:height="3.806cm" svg:x="3cm" svg:y="6.5cm">
          <draw:text-box>
            <text:p text:style-name="P37"><text:span text:style-name="T1">Hallo, bc!</text:span></text:p>
            <text:p text:style-name="P37"><text:span text:style-name="T1"/></text:p>
            <text:p text:style-name="P37"><text:span text:style-name="T1">Es sind noch Konflikte in Ihrem SG vorhanden: </text:span><text:span text:style-name="T7">Team Y</text:span></text:p>
            <text:p text:style-name="P37"><text:span text:style-name="T1"/></text:p>
            <text:p text:style-name="P37"><text:span text:style-name="T1">Wählen Sie ein Team, um die Urlaubsübersicht anzuzeigen:</text:span></text:p>
          </draw:text-box>
        </draw:frame>
        <draw:frame draw:style-name="gr4" draw:text-style-name="P22" draw:layer="layout" svg:width="1.9cm" svg:height="0.962cm" svg:x="14cm" svg:y="12.4cm">
          <draw:text-box>
            <text:p text:style-name="P36"><text:span text:style-name="T6">OK</text:span></text:p>
          </draw:text-box>
        </draw:frame>
        <draw:frame draw:style-name="gr26" draw:text-style-name="P39" draw:layer="layout" svg:width="5cm" svg:height="1.7cm" svg:x="3cm" svg:y="10.8cm">
          <draw:text-box>
            <text:p text:style-name="P38"><text:span text:style-name="T1">Team-Auswahl:</text:span></text:p>
          </draw:text-box>
        </draw:frame>
        <draw:custom-shape draw:style-name="gr9" draw:text-style-name="P5" draw:layer="layout" svg:width="7.5cm" svg:height="1cm" svg:x="7.8cm" svg:y="11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cm" svg:height="0.5cm" draw:transform="rotate (-3.14159265358979) translate (15.1cm 11.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40" draw:layer="layout" svg:width="1.035cm" svg:height="0.962cm" svg:x="13.465cm" svg:y="11.2cm">
          <draw:text-box>
            <text:p text:style-name="P36">...</text:p>
          </draw:text-box>
        </draw:frame>
        <draw:custom-shape draw:style-name="gr6" draw:text-style-name="P11" draw:layer="layout" svg:width="2cm" svg:height="1.2cm" svg:x="1.5cm" svg:y="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4cm" draw:transform="rotate (-3.14159265358979) translate (26.2cm 5.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33" draw:layer="layout" svg:width="5.8cm" svg:height="2.8cm" svg:x="20.5cm" svg:y="6.2cm">
          <text:p text:style-name="P32"><text:span text:style-name="T8">Passwort ändern</text:span></text:p>
          <text:p text:style-name="P32"><text:span text:style-name="T8">Mitarbeiter hinzufügen</text:span></text:p>
          <text:p text:style-name="P32"><text:span text:style-name="T8">Urlaub bearbeiten</text:span></text:p>
          <text:p text:style-name="P32"><text:span text:style-name="T8">Log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42" draw:layer="layout" svg:width="4.353cm" svg:height="0.996cm" draw:transform="rotate (0.288153859504264) translate (21cm 12.137cm)">
          <draw:text-box>
            <text:p text:style-name="P41">Ansicht SGL</text:p>
          </draw:text-box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2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1" draw:text-style-name="P2" draw:layer="layout" svg:width="25.199cm" svg:height="2.629cm" svg:x="1.4cm" svg:y="0.171cm" presentation:class="title" presentation:user-transformed="true">
          <draw:text-box>
            <text:p text:style-name="P1"><text:span text:style-name="T1">Urlaubsvertretungsplaner</text:span></text:p>
          </draw:text-box>
        </draw:frame>
        <draw:line draw:style-name="gr1" draw:text-style-name="P3" draw:layer="layout" svg:x1="1.5cm" svg:y1="2.9cm" svg:x2="26.5cm" svg:y2="2.9cm">
          <text:p/>
        </draw:line>
        <draw:custom-shape draw:style-name="gr13" draw:text-style-name="P14" draw:layer="layout" svg:width="25cm" svg:height="9.5cm" svg:x="1.5cm" svg:y="4.979cm">
          <text:p/>
          <draw:enhanced-geometry svg:viewBox="0 0 21600 21600" draw:type="rectangle" draw:enhanced-path="M 0 0 L 21600 0 21600 21600 0 21600 0 0 Z N"/>
        </draw:custom-shape>
        <draw:frame draw:style-name="gr4" draw:text-style-name="P22" draw:layer="layout" svg:width="1.9cm" svg:height="0.962cm" svg:x="18.6cm" svg:y="7.4cm">
          <draw:text-box>
            <text:p text:style-name="P36"><text:span text:style-name="T9">&gt;</text:span></text:p>
          </draw:text-box>
        </draw:frame>
        <draw:frame draw:style-name="gr8" draw:text-style-name="P23" draw:layer="layout" svg:width="13.6cm" svg:height="1cm" svg:x="7.4cm" svg:y="3.5cm">
          <draw:text-box>
            <text:p text:style-name="P36"><text:span text:style-name="T10">https://uvp.bka.bund.de/calendar/sg-X/team-Y</text:span></text:p>
          </draw:text-box>
        </draw:frame>
        <draw:frame draw:style-name="gr4" draw:text-style-name="P24" draw:layer="layout" svg:width="2.5cm" svg:height="0.962cm" svg:x="1.7cm" svg:y="5.238cm">
          <draw:text-box>
            <text:p text:style-name="P36"><text:span text:style-name="T11">UVP</text:span></text:p>
          </draw:text-box>
        </draw:frame>
        <draw:frame draw:style-name="gr4" draw:text-style-name="P24" draw:layer="layout" svg:width="7.8cm" svg:height="0.962cm" svg:x="18.5cm" svg:y="5.238cm">
          <draw:text-box>
            <text:p text:style-name="P36"><text:span text:style-name="T11">angemeldet als </text:span><text:span text:style-name="T9">bc@d.ef</text:span></text:p>
          </draw:text-box>
        </draw:frame>
        <draw:frame draw:style-name="gr29" draw:text-style-name="P25" draw:layer="layout" svg:width="11cm" svg:height="1cm" svg:x="3cm" svg:y="6.4cm">
          <draw:text-box>
            <text:p text:style-name="P37"><text:span text:style-name="T12">Übersicht für Sachgebiet X - Team Y:</text:span></text:p>
          </draw:text-box>
        </draw:frame>
        <draw:frame draw:style-name="gr4" draw:text-style-name="P22" draw:layer="layout" svg:width="1.9cm" svg:height="0.962cm" svg:x="9.3cm" svg:y="7.4cm">
          <draw:text-box>
            <text:p text:style-name="P36"><text:span text:style-name="T9">&lt;</text:span></text:p>
          </draw:text-box>
        </draw:frame>
        <draw:frame draw:style-name="gr30" draw:text-style-name="P25" draw:layer="layout" svg:width="3.4cm" svg:height="1cm" svg:x="13cm" svg:y="7.362cm">
          <draw:text-box>
            <text:p text:style-name="P37"><text:span text:style-name="T12">Mai 2023</text:span></text:p>
          </draw:text-box>
        </draw:frame>
        <draw:frame draw:style-name="standard" draw:layer="layout" svg:width="21.434cm" svg:height="4.859cm" svg:x="3.404cm" svg:y="8.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3"><text:span text:style-name="T13">1</text:span></text:p>
              </table:table-cell>
              <table:table-cell>
                <text:p text:style-name="P27"><text:span text:style-name="T13">2</text:span></text:p>
              </table:table-cell>
              <table:table-cell>
                <text:p text:style-name="P27"><text:span text:style-name="T13">3</text:span></text:p>
              </table:table-cell>
              <table:table-cell>
                <text:p text:style-name="P27"><text:span text:style-name="T13">4</text:span></text:p>
              </table:table-cell>
              <table:table-cell>
                <text:p text:style-name="P27"><text:span text:style-name="T13">5</text:span></text:p>
              </table:table-cell>
              <table:table-cell>
                <text:p text:style-name="P27"><text:span text:style-name="T13">6</text:span></text:p>
              </table:table-cell>
              <table:table-cell>
                <text:p text:style-name="P27"><text:span text:style-name="T13">7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13">8</text:span></text:p>
              </table:table-cell>
              <table:table-cell>
                <text:p text:style-name="P27"><text:span text:style-name="T13">9</text:span></text:p>
              </table:table-cell>
              <table:table-cell>
                <text:p text:style-name="P27"><text:span text:style-name="T13">10</text:span></text:p>
              </table:table-cell>
              <table:table-cell>
                <text:p text:style-name="P27"><text:span text:style-name="T13">11</text:span></text:p>
              </table:table-cell>
              <table:table-cell>
                <text:p text:style-name="P27"><text:span text:style-name="T13">12</text:span></text:p>
              </table:table-cell>
              <table:table-cell>
                <text:p text:style-name="P27"><text:span text:style-name="T13">13</text:span></text:p>
              </table:table-cell>
              <table:table-cell>
                <text:p text:style-name="P27"><text:span text:style-name="T13">14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13">15</text:span></text:p>
              </table:table-cell>
              <table:table-cell>
                <text:p text:style-name="P27"><text:span text:style-name="T13">16</text:span></text:p>
              </table:table-cell>
              <table:table-cell>
                <text:p text:style-name="P27"><text:span text:style-name="T13">17</text:span></text:p>
              </table:table-cell>
              <table:table-cell>
                <text:p text:style-name="P27"><text:span text:style-name="T13">18</text:span></text:p>
              </table:table-cell>
              <table:table-cell>
                <text:p text:style-name="P27"><text:span text:style-name="T13">19</text:span></text:p>
              </table:table-cell>
              <table:table-cell>
                <text:p text:style-name="P27"><text:span text:style-name="T13">20</text:span></text:p>
              </table:table-cell>
              <table:table-cell>
                <text:p text:style-name="P27"><text:span text:style-name="T13">21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13">22</text:span></text:p>
              </table:table-cell>
              <table:table-cell>
                <text:p text:style-name="P27"><text:span text:style-name="T13">23</text:span></text:p>
              </table:table-cell>
              <table:table-cell>
                <text:p text:style-name="P27"><text:span text:style-name="T13">24</text:span></text:p>
              </table:table-cell>
              <table:table-cell>
                <text:p text:style-name="P27"><text:span text:style-name="T13">25</text:span></text:p>
              </table:table-cell>
              <table:table-cell>
                <text:p text:style-name="P27"><text:span text:style-name="T13">26</text:span></text:p>
              </table:table-cell>
              <table:table-cell>
                <text:p text:style-name="P27"><text:span text:style-name="T13">27</text:span></text:p>
              </table:table-cell>
              <table:table-cell>
                <text:p text:style-name="P27"><text:span text:style-name="T13">28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13">29</text:span></text:p>
              </table:table-cell>
              <table:table-cell>
                <text:p text:style-name="P27"><text:span text:style-name="T13">30</text:span></text:p>
              </table:table-cell>
              <table:table-cell>
                <text:p text:style-name="P27"><text:span text:style-name="T13">3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21" draw:text-style-name="P29" draw:layer="layout" svg:width="0.3cm" svg:height="0.3cm" svg:x="18.55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draw:layer="layout" svg:width="0.3cm" svg:height="0.3cm" svg:x="15.401cm" svg:y="11.0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draw:layer="layout" svg:width="0.3cm" svg:height="0.3cm" svg:x="12.202cm" svg:y="11.0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18.551cm" svg:y="10.0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18.552cm" svg:y="9.0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15.4cm" svg:y="10.0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15.4cm" svg:y="9.00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12.201cm" svg:y="10.00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9.102cm" svg:y="10.0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6.003cm" svg:y="10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6.004cm" svg:y="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9.1cm" svg:y="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12.2cm" svg:y="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1" draw:layer="layout" svg:width="0.3cm" svg:height="0.3cm" svg:x="9.103cm" svg:y="11.00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1" draw:layer="layout" svg:width="0.3cm" svg:height="0.3cm" svg:x="6.004cm" svg:y="11.0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18.552cm" svg:y="12.0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15.401cm" svg:y="12.00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12.202cm" svg:y="12.0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9.103cm" svg:y="12.00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6.004cm" svg:y="12.0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12.203cm" svg:y="13.00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9.104cm" svg:y="13.0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6.005cm" svg:y="13.0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2" draw:layer="layout" svg:width="3cm" svg:height="0.962cm" svg:x="13cm" svg:y="13.538cm">
          <draw:text-box>
            <text:p text:style-name="P36"><text:span text:style-name="T9">&lt;zurück</text:span></text:p>
          </draw:text-box>
        </draw:frame>
        <draw:custom-shape draw:style-name="gr6" draw:text-style-name="P11" draw:layer="layout" svg:width="2cm" svg:height="1.2cm" svg:x="1.5cm" svg:y="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4cm" draw:transform="rotate (-3.14159265358979) translate (26.2cm 5.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42" draw:layer="layout" svg:width="4.353cm" svg:height="0.996cm" draw:transform="rotate (0.288153859504264) translate (21.001cm 12.137cm)">
          <draw:text-box>
            <text:p text:style-name="P41">Ansicht SGL</text:p>
          </draw:text-box>
        </draw:frame>
        <draw:custom-shape draw:style-name="gr31" draw:text-style-name="P44" draw:layer="layout" svg:width="5.8cm" svg:height="2.8cm" svg:x="20.5cm" svg:y="6.2cm">
          <text:p text:style-name="P32"><text:span text:style-name="T8">Passwort ändern</text:span></text:p>
          <text:p text:style-name="P32"><text:span text:style-name="T8">Mitarbeiter bearbeiten</text:span></text:p>
          <text:p text:style-name="P32"><text:span text:style-name="T8">Urlaub bearbeiten</text:span></text:p>
          <text:p text:style-name="P32"><text:span text:style-name="T8">Log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34" draw:layer="layout" svg:width="2.5cm" svg:height="0.569cm" svg:x="3.405cm" svg:y="9.431cm">
          <draw:text-box>
            <text:p text:style-name="P45"><text:span text:style-name="T13">Mustermann</text:span></text:p>
          </draw:text-box>
        </draw:frame>
        <draw:frame draw:style-name="gr24" draw:text-style-name="P34" draw:layer="layout" svg:width="2.5cm" svg:height="0.569cm" svg:x="6.601cm" svg:y="9.431cm">
          <draw:text-box>
            <text:p text:style-name="P45"><text:span text:style-name="T13">Mustermann</text:span></text:p>
          </draw:text-box>
        </draw:frame>
        <draw:frame draw:style-name="gr24" draw:text-style-name="P34" draw:layer="layout" svg:width="2.5cm" svg:height="0.569cm" svg:x="9.702cm" svg:y="9.431cm">
          <draw:text-box>
            <text:p text:style-name="P45"><text:span text:style-name="T13">Mustermann</text:span></text:p>
          </draw:text-box>
        </draw:frame>
        <draw:frame draw:style-name="gr24" draw:text-style-name="P34" draw:layer="layout" svg:width="2.5cm" svg:height="0.569cm" svg:x="12.901cm" svg:y="9.431cm">
          <draw:text-box>
            <text:p text:style-name="P45"><text:span text:style-name="T13">Mustermann</text:span></text:p>
          </draw:text-box>
        </draw:frame>
        <draw:frame draw:style-name="gr24" draw:text-style-name="P34" draw:layer="layout" svg:width="2.5cm" svg:height="0.569cm" svg:x="16.052cm" svg:y="9.5cm">
          <draw:text-box>
            <text:p text:style-name="P45"><text:span text:style-name="T13">Mustermann</text:span></text:p>
          </draw:text-box>
        </draw:frame>
        <draw:frame draw:style-name="gr24" draw:text-style-name="P34" draw:layer="layout" svg:width="2.5cm" svg:height="0.887cm" svg:x="3.406cm" svg:y="10.431cm">
          <draw:text-box>
            <text:p text:style-name="P45"><text:span text:style-name="T13">Mustermann</text:span></text:p>
            <text:p text:style-name="P45"><text:span text:style-name="T13">Musterfrau</text:span></text:p>
          </draw:text-box>
        </draw:frame>
        <draw:frame draw:style-name="gr24" draw:text-style-name="P34" draw:layer="layout" svg:width="2.5cm" svg:height="0.887cm" svg:x="6.602cm" svg:y="10.431cm">
          <draw:text-box>
            <text:p text:style-name="P45"><text:span text:style-name="T13">Mustermann</text:span></text:p>
            <text:p text:style-name="P45"><text:span text:style-name="T13">Musterfrau</text:span></text:p>
          </draw:text-box>
        </draw:frame>
        <draw:frame draw:style-name="gr24" draw:text-style-name="P34" draw:layer="layout" svg:width="2.5cm" svg:height="1.205cm" svg:x="9.703cm" svg:y="10.431cm">
          <draw:text-box>
            <text:p text:style-name="P45"><text:span text:style-name="T13">Mustermann</text:span></text:p>
            <text:p text:style-name="P45"><text:span text:style-name="T13">Musterfrau</text:span></text:p>
            <text:p text:style-name="P45"><text:span text:style-name="T13">Musterdivers</text:span></text:p>
          </draw:text-box>
        </draw:frame>
        <draw:frame draw:style-name="gr24" draw:text-style-name="P34" draw:layer="layout" svg:width="2.5cm" svg:height="1.205cm" svg:x="12.902cm" svg:y="10.431cm">
          <draw:text-box>
            <text:p text:style-name="P45"><text:span text:style-name="T13">Mustermann</text:span></text:p>
            <text:p text:style-name="P45"><text:span text:style-name="T13">Musterfrau</text:span></text:p>
            <text:p text:style-name="P45"><text:span text:style-name="T13">Musterdivers</text:span></text:p>
          </draw:text-box>
        </draw:frame>
        <draw:frame draw:style-name="gr24" draw:text-style-name="P34" draw:layer="layout" svg:width="2.5cm" svg:height="1.205cm" svg:x="16.053cm" svg:y="10.4cm">
          <draw:text-box>
            <text:p text:style-name="P45"><text:span text:style-name="T13">Mustermann</text:span></text:p>
            <text:p text:style-name="P45"><text:span text:style-name="T13">Musterfrau</text:span></text:p>
            <text:p text:style-name="P45"><text:span text:style-name="T13">Musterdiver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2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1" draw:text-style-name="P2" draw:layer="layout" svg:width="25.199cm" svg:height="2.629cm" svg:x="1.4cm" svg:y="0.171cm" presentation:class="title" presentation:user-transformed="true">
          <draw:text-box>
            <text:p text:style-name="P1"><text:span text:style-name="T1">Urlaubsvertretungsplaner</text:span></text:p>
          </draw:text-box>
        </draw:frame>
        <draw:line draw:style-name="gr1" draw:text-style-name="P3" draw:layer="layout" svg:x1="1.5cm" svg:y1="2.9cm" svg:x2="26.5cm" svg:y2="2.9cm">
          <text:p/>
        </draw:line>
        <draw:custom-shape draw:style-name="gr3" draw:text-style-name="P5" draw:layer="layout" svg:width="25cm" svg:height="9.5cm" svg:x="1.5cm" svg:y="5cm">
          <text:p/>
          <draw:enhanced-geometry svg:viewBox="0 0 21600 21600" draw:type="rectangle" draw:enhanced-path="M 0 0 L 21600 0 21600 21600 0 21600 0 0 Z N"/>
        </draw:custom-shape>
        <draw:frame draw:style-name="gr4" draw:text-style-name="P22" draw:layer="layout" svg:width="2.5cm" svg:height="0.962cm" svg:x="15cm" svg:y="10.538cm">
          <draw:text-box>
            <text:p text:style-name="P46"><text:span text:style-name="T14">Save</text:span></text:p>
          </draw:text-box>
        </draw:frame>
        <draw:frame draw:style-name="gr7" draw:text-style-name="P39" draw:layer="layout" svg:width="4.2cm" svg:height="7.713cm" svg:x="4.8cm" svg:y="6cm">
          <draw:text-box>
            <text:p text:style-name="P38"><text:span text:style-name="T1">Vorname:</text:span></text:p>
            <text:p text:style-name="P38"><text:span text:style-name="T1">Name:</text:span></text:p>
            <text:p text:style-name="P38"><text:span text:style-name="T1">Email:</text:span></text:p>
            <text:p text:style-name="P38"><text:span text:style-name="T1">Team:</text:span></text:p>
            <text:p text:style-name="P38"><text:span text:style-name="T1"/></text:p>
          </draw:text-box>
        </draw:frame>
        <draw:frame draw:style-name="gr5" draw:text-style-name="P23" draw:layer="layout" svg:width="11.6cm" svg:height="1.673cm" svg:x="9.9cm" svg:y="3.5cm">
          <draw:text-box>
            <text:p text:style-name="P36"><text:span text:style-name="T4">https://uvp.bka.bund.de/employee_edit</text:span></text:p>
          </draw:text-box>
        </draw:frame>
        <draw:custom-shape draw:style-name="gr9" draw:text-style-name="P5" draw:layer="layout" svg:width="7.5cm" svg:height="1cm" svg:x="9.3cm" svg:y="6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5cm" svg:height="1cm" svg:x="9.3cm" svg:y="7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5cm" svg:height="1cm" svg:x="9.3cm" svg:y="8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5cm" svg:height="1cm" svg:x="9.3cm" svg:y="9.5cm">
          <text:p/>
          <draw:enhanced-geometry svg:viewBox="0 0 21600 21600" draw:type="rectangle" draw:enhanced-path="M 0 0 L 21600 0 21600 21600 0 21600 0 0 Z N"/>
        </draw:custom-shape>
        <draw:frame draw:style-name="gr4" draw:text-style-name="P24" draw:layer="layout" svg:width="2.5cm" svg:height="0.962cm" svg:x="1.7cm" svg:y="5.238cm">
          <draw:text-box>
            <text:p text:style-name="P36"><text:span text:style-name="T5">UVP</text:span></text:p>
          </draw:text-box>
        </draw:frame>
        <draw:custom-shape draw:style-name="gr10" draw:text-style-name="P5" draw:layer="layout" svg:width="0.5cm" svg:height="0.5cm" draw:transform="rotate (-3.14159265358979) translate (16.6cm 10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40" draw:layer="layout" svg:width="1.035cm" svg:height="0.962cm" svg:x="14.465cm" svg:y="9.5cm">
          <draw:text-box>
            <text:p text:style-name="P36">...</text:p>
          </draw:text-box>
        </draw:frame>
        <draw:custom-shape draw:style-name="gr6" draw:text-style-name="P11" draw:layer="layout" svg:width="2cm" svg:height="1.2cm" svg:x="1.5cm" svg:y="5cm">
          <text:p/>
          <draw:enhanced-geometry svg:viewBox="0 0 21600 21600" draw:type="rectangle" draw:enhanced-path="M 0 0 L 21600 0 21600 21600 0 21600 0 0 Z N"/>
        </draw:custom-shape>
        <draw:frame draw:style-name="gr28" draw:text-style-name="P42" draw:layer="layout" svg:width="4.353cm" svg:height="0.996cm" draw:transform="rotate (0.288153859504264) translate (21.002cm 12.137cm)">
          <draw:text-box>
            <text:p text:style-name="P41">Ansicht SGL</text:p>
          </draw:text-box>
        </draw:frame>
        <draw:frame draw:style-name="gr4" draw:text-style-name="P24" draw:layer="layout" svg:width="7.8cm" svg:height="0.962cm" svg:x="18.501cm" svg:y="5.239cm">
          <draw:text-box>
            <text:p text:style-name="P36"><text:span text:style-name="T11">angemeldet als </text:span><text:span text:style-name="T9">bc@d.ef</text:span></text:p>
          </draw:text-box>
        </draw:frame>
        <draw:custom-shape draw:style-name="gr10" draw:text-style-name="P5" draw:layer="layout" svg:width="0.4cm" svg:height="0.4cm" draw:transform="rotate (-3.14159265358979) translate (26.201cm 5.9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44" draw:layer="layout" svg:width="5.8cm" svg:height="2.8cm" svg:x="20.501cm" svg:y="6.201cm">
          <text:p text:style-name="P32"><text:span text:style-name="T8">Passwort ändern</text:span></text:p>
          <text:p text:style-name="P32"><text:span text:style-name="T8">Mitarbeiter bearbeiten</text:span></text:p>
          <text:p text:style-name="P32"><text:span text:style-name="T8">Urlaub bearbeiten</text:span></text:p>
          <text:p text:style-name="P32"><text:span text:style-name="T8">Logou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2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1" draw:text-style-name="P2" draw:layer="layout" svg:width="25.199cm" svg:height="2.629cm" svg:x="1.4cm" svg:y="0.171cm" presentation:class="title" presentation:user-transformed="true">
          <draw:text-box>
            <text:p text:style-name="P1"><text:span text:style-name="T1">Urlaubsvertretungsplaner</text:span></text:p>
          </draw:text-box>
        </draw:frame>
        <draw:line draw:style-name="gr1" draw:text-style-name="P3" draw:layer="layout" svg:x1="1.5cm" svg:y1="2.9cm" svg:x2="26.5cm" svg:y2="2.9cm">
          <text:p/>
        </draw:line>
        <draw:custom-shape draw:style-name="gr13" draw:text-style-name="P14" draw:layer="layout" svg:width="25cm" svg:height="9.5cm" svg:x="1.5cm" svg:y="5cm">
          <text:p/>
          <draw:enhanced-geometry svg:viewBox="0 0 21600 21600" draw:type="rectangle" draw:enhanced-path="M 0 0 L 21600 0 21600 21600 0 21600 0 0 Z N"/>
        </draw:custom-shape>
        <draw:frame draw:style-name="gr8" draw:text-style-name="P23" draw:layer="layout" svg:width="9.6cm" svg:height="1cm" svg:x="9.5cm" svg:y="3.5cm">
          <draw:text-box>
            <text:p text:style-name="P36"><text:span text:style-name="T4"><text:a xlink:href="https://uvp.bka.bund.de/home" xlink:type="simple">https://uvp.bka.bund.de/home</text:a></text:span></text:p>
          </draw:text-box>
        </draw:frame>
        <draw:frame draw:style-name="gr4" draw:text-style-name="P24" draw:layer="layout" svg:width="2.5cm" svg:height="0.962cm" svg:x="1.7cm" svg:y="5.238cm">
          <draw:text-box>
            <text:p text:style-name="P36"><text:span text:style-name="T5">UVP</text:span></text:p>
          </draw:text-box>
        </draw:frame>
        <draw:frame draw:style-name="gr4" draw:text-style-name="P24" draw:layer="layout" svg:width="7.8cm" svg:height="0.962cm" svg:x="18.5cm" svg:y="5.238cm">
          <draw:text-box>
            <text:p text:style-name="P36"><text:span text:style-name="T5">angemeldet als </text:span><text:span text:style-name="T6">cd@e.fg</text:span></text:p>
          </draw:text-box>
        </draw:frame>
        <draw:frame draw:style-name="gr32" draw:text-style-name="P25" draw:layer="layout" svg:width="19cm" svg:height="3cm" svg:x="3cm" svg:y="6.5cm">
          <draw:text-box>
            <text:p text:style-name="P37"><text:span text:style-name="T1">Hallo, bc!</text:span></text:p>
            <text:p text:style-name="P37"><text:span text:style-name="T1"/></text:p>
            <text:p text:style-name="P37"><text:span text:style-name="T15">Es sind noch Konflikte in Ihrem </text:span><text:span text:style-name="T16">Team Y</text:span><text:span text:style-name="T12"> vorhanden.</text:span></text:p>
          </draw:text-box>
        </draw:frame>
        <draw:custom-shape draw:style-name="gr6" draw:text-style-name="P11" draw:layer="layout" svg:width="2cm" svg:height="1.2cm" svg:x="1.5cm" svg:y="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4cm" draw:transform="rotate (-3.14159265358979) translate (26.2cm 5.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33" draw:layer="layout" svg:width="5.8cm" svg:height="1.8cm" svg:x="20.5cm" svg:y="6.2cm">
          <text:p text:style-name="P32"><text:span text:style-name="T8">Passwort ändern</text:span></text:p>
          <text:p text:style-name="P32"><text:span text:style-name="T8">Urlaub bearbeiten</text:span></text:p>
          <text:p text:style-name="P32"><text:span text:style-name="T8">Log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42" draw:layer="layout" svg:width="4.353cm" svg:height="1.707cm" draw:transform="rotate (0.288153859504264) translate (21cm 12.137cm)">
          <draw:text-box>
            <text:p text:style-name="P41">Ansicht Mitarbeiter</text:p>
          </draw:text-box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2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1" draw:text-style-name="P2" draw:layer="layout" svg:width="25.199cm" svg:height="2.629cm" svg:x="1.4cm" svg:y="0.171cm" presentation:class="title" presentation:user-transformed="true">
          <draw:text-box>
            <text:p text:style-name="P1"><text:span text:style-name="T1">Urlaubsvertretungsplaner</text:span></text:p>
          </draw:text-box>
        </draw:frame>
        <draw:line draw:style-name="gr1" draw:text-style-name="P3" draw:layer="layout" svg:x1="1.5cm" svg:y1="2.9cm" svg:x2="26.5cm" svg:y2="2.9cm">
          <text:p/>
        </draw:line>
        <draw:custom-shape draw:style-name="gr13" draw:text-style-name="P14" draw:layer="layout" svg:width="25cm" svg:height="9.5cm" svg:x="1.5cm" svg:y="4.979cm">
          <text:p/>
          <draw:enhanced-geometry svg:viewBox="0 0 21600 21600" draw:type="rectangle" draw:enhanced-path="M 0 0 L 21600 0 21600 21600 0 21600 0 0 Z N"/>
        </draw:custom-shape>
        <draw:frame draw:style-name="gr4" draw:text-style-name="P22" draw:layer="layout" svg:width="1.9cm" svg:height="0.962cm" svg:x="18.6cm" svg:y="7.4cm">
          <draw:text-box>
            <text:p text:style-name="P36"><text:span text:style-name="T9">&gt;</text:span></text:p>
          </draw:text-box>
        </draw:frame>
        <draw:frame draw:style-name="gr8" draw:text-style-name="P23" draw:layer="layout" svg:width="13.6cm" svg:height="1cm" svg:x="7.4cm" svg:y="3.5cm">
          <draw:text-box>
            <text:p text:style-name="P36"><text:span text:style-name="T10">https://uvp.bka.bund.de/calendar/sg-X/team-Y</text:span></text:p>
          </draw:text-box>
        </draw:frame>
        <draw:frame draw:style-name="gr4" draw:text-style-name="P24" draw:layer="layout" svg:width="2.5cm" svg:height="0.962cm" svg:x="1.7cm" svg:y="5.238cm">
          <draw:text-box>
            <text:p text:style-name="P36"><text:span text:style-name="T11">UVP</text:span></text:p>
          </draw:text-box>
        </draw:frame>
        <draw:frame draw:style-name="gr4" draw:text-style-name="P24" draw:layer="layout" svg:width="7.8cm" svg:height="0.962cm" svg:x="18.5cm" svg:y="5.238cm">
          <draw:text-box>
            <text:p text:style-name="P36"><text:span text:style-name="T11">angemeldet als </text:span><text:span text:style-name="T9">bc@d.ef</text:span></text:p>
          </draw:text-box>
        </draw:frame>
        <draw:frame draw:style-name="gr34" draw:text-style-name="P25" draw:layer="layout" svg:width="11cm" svg:height="1cm" svg:x="3cm" svg:y="6.4cm">
          <draw:text-box>
            <text:p text:style-name="P37"><text:span text:style-name="T12">Übersicht für Sachgebiet X - Team Y:</text:span></text:p>
          </draw:text-box>
        </draw:frame>
        <draw:frame draw:style-name="gr4" draw:text-style-name="P22" draw:layer="layout" svg:width="1.9cm" svg:height="0.962cm" svg:x="9.3cm" svg:y="7.4cm">
          <draw:text-box>
            <text:p text:style-name="P36"><text:span text:style-name="T9">&lt;</text:span></text:p>
          </draw:text-box>
        </draw:frame>
        <draw:frame draw:style-name="gr35" draw:text-style-name="P25" draw:layer="layout" svg:width="3.4cm" svg:height="1cm" svg:x="13cm" svg:y="7.362cm">
          <draw:text-box>
            <text:p text:style-name="P37"><text:span text:style-name="T12">Mai 2023</text:span></text:p>
          </draw:text-box>
        </draw:frame>
        <draw:frame draw:style-name="standard" draw:layer="layout" svg:width="21.434cm" svg:height="4.859cm" svg:x="3.404cm" svg:y="8.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3"><text:span text:style-name="T13">1</text:span></text:p>
              </table:table-cell>
              <table:table-cell>
                <text:p text:style-name="P27"><text:span text:style-name="T13">2</text:span></text:p>
              </table:table-cell>
              <table:table-cell>
                <text:p text:style-name="P27"><text:span text:style-name="T13">3</text:span></text:p>
              </table:table-cell>
              <table:table-cell>
                <text:p text:style-name="P27"><text:span text:style-name="T13">4</text:span></text:p>
              </table:table-cell>
              <table:table-cell>
                <text:p text:style-name="P27"><text:span text:style-name="T13">5</text:span></text:p>
              </table:table-cell>
              <table:table-cell>
                <text:p text:style-name="P27"><text:span text:style-name="T13">6</text:span></text:p>
              </table:table-cell>
              <table:table-cell>
                <text:p text:style-name="P27"><text:span text:style-name="T13">7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13">8</text:span></text:p>
              </table:table-cell>
              <table:table-cell>
                <text:p text:style-name="P27"><text:span text:style-name="T13">9</text:span></text:p>
              </table:table-cell>
              <table:table-cell>
                <text:p text:style-name="P27"><text:span text:style-name="T13">10</text:span></text:p>
              </table:table-cell>
              <table:table-cell>
                <text:p text:style-name="P27"><text:span text:style-name="T13">11</text:span></text:p>
              </table:table-cell>
              <table:table-cell>
                <text:p text:style-name="P27"><text:span text:style-name="T13">12</text:span></text:p>
              </table:table-cell>
              <table:table-cell>
                <text:p text:style-name="P27"><text:span text:style-name="T13">13</text:span></text:p>
              </table:table-cell>
              <table:table-cell>
                <text:p text:style-name="P27"><text:span text:style-name="T13">14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13">15</text:span></text:p>
              </table:table-cell>
              <table:table-cell>
                <text:p text:style-name="P27"><text:span text:style-name="T13">16</text:span></text:p>
              </table:table-cell>
              <table:table-cell>
                <text:p text:style-name="P27"><text:span text:style-name="T13">17</text:span></text:p>
              </table:table-cell>
              <table:table-cell>
                <text:p text:style-name="P27"><text:span text:style-name="T13">18</text:span></text:p>
              </table:table-cell>
              <table:table-cell>
                <text:p text:style-name="P27"><text:span text:style-name="T13">19</text:span></text:p>
              </table:table-cell>
              <table:table-cell>
                <text:p text:style-name="P27"><text:span text:style-name="T13">20</text:span></text:p>
              </table:table-cell>
              <table:table-cell>
                <text:p text:style-name="P27"><text:span text:style-name="T13">21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13">22</text:span></text:p>
              </table:table-cell>
              <table:table-cell>
                <text:p text:style-name="P27"><text:span text:style-name="T13">23</text:span></text:p>
              </table:table-cell>
              <table:table-cell>
                <text:p text:style-name="P27"><text:span text:style-name="T13">24</text:span></text:p>
              </table:table-cell>
              <table:table-cell>
                <text:p text:style-name="P27"><text:span text:style-name="T13">25</text:span></text:p>
              </table:table-cell>
              <table:table-cell>
                <text:p text:style-name="P27"><text:span text:style-name="T13">26</text:span></text:p>
              </table:table-cell>
              <table:table-cell>
                <text:p text:style-name="P27"><text:span text:style-name="T13">27</text:span></text:p>
              </table:table-cell>
              <table:table-cell>
                <text:p text:style-name="P27"><text:span text:style-name="T13">28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13">29</text:span></text:p>
              </table:table-cell>
              <table:table-cell>
                <text:p text:style-name="P27"><text:span text:style-name="T13">30</text:span></text:p>
              </table:table-cell>
              <table:table-cell>
                <text:p text:style-name="P27"><text:span text:style-name="T13">3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21" draw:text-style-name="P29" draw:layer="layout" svg:width="0.3cm" svg:height="0.3cm" svg:x="18.55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draw:layer="layout" svg:width="0.3cm" svg:height="0.3cm" svg:x="15.401cm" svg:y="11.0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draw:layer="layout" svg:width="0.3cm" svg:height="0.3cm" svg:x="12.202cm" svg:y="11.0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18.551cm" svg:y="10.0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18.552cm" svg:y="9.0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15.4cm" svg:y="10.0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15.4cm" svg:y="9.00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12.201cm" svg:y="10.00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9.102cm" svg:y="10.0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6.003cm" svg:y="10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6.004cm" svg:y="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9.1cm" svg:y="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12.2cm" svg:y="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1" draw:layer="layout" svg:width="0.3cm" svg:height="0.3cm" svg:x="9.103cm" svg:y="11.00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1" draw:layer="layout" svg:width="0.3cm" svg:height="0.3cm" svg:x="6.004cm" svg:y="11.0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18.552cm" svg:y="12.0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15.401cm" svg:y="12.00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12.202cm" svg:y="12.0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9.103cm" svg:y="12.00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6.004cm" svg:y="12.0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12.203cm" svg:y="13.00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9.104cm" svg:y="13.0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3cm" svg:height="0.3cm" svg:x="6.005cm" svg:y="13.0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2" draw:layer="layout" svg:width="3cm" svg:height="0.962cm" svg:x="13cm" svg:y="13.538cm">
          <draw:text-box>
            <text:p text:style-name="P36"><text:span text:style-name="T9">&lt;zurück</text:span></text:p>
          </draw:text-box>
        </draw:frame>
        <draw:custom-shape draw:style-name="gr6" draw:text-style-name="P11" draw:layer="layout" svg:width="2cm" svg:height="1.2cm" svg:x="1.5cm" svg:y="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4cm" draw:transform="rotate (-3.14159265358979) translate (26.2cm 5.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42" draw:layer="layout" svg:width="4.353cm" svg:height="1.707cm" draw:transform="rotate (0.288153859504264) translate (21.001cm 12.137cm)">
          <draw:text-box>
            <text:p text:style-name="P41">Ansicht Mitarbeiter</text:p>
          </draw:text-box>
        </draw:frame>
        <draw:custom-shape draw:style-name="gr36" draw:text-style-name="P44" draw:layer="layout" svg:width="5.8cm" svg:height="1.8cm" svg:x="20.5cm" svg:y="6.2cm">
          <text:p text:style-name="P32"><text:span text:style-name="T8">Passwort ändern</text:span></text:p>
          <text:p text:style-name="P32"><text:span text:style-name="T8">Urlaub bearbeiten</text:span></text:p>
          <text:p text:style-name="P32"><text:span text:style-name="T8">Log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34" draw:layer="layout" svg:width="2.5cm" svg:height="0.569cm" svg:x="3.405cm" svg:y="9.431cm">
          <draw:text-box>
            <text:p text:style-name="P45"><text:span text:style-name="T13">Mustermann</text:span></text:p>
          </draw:text-box>
        </draw:frame>
        <draw:frame draw:style-name="gr24" draw:text-style-name="P34" draw:layer="layout" svg:width="2.5cm" svg:height="0.569cm" svg:x="6.601cm" svg:y="9.431cm">
          <draw:text-box>
            <text:p text:style-name="P45"><text:span text:style-name="T13">Mustermann</text:span></text:p>
          </draw:text-box>
        </draw:frame>
        <draw:frame draw:style-name="gr24" draw:text-style-name="P34" draw:layer="layout" svg:width="2.5cm" svg:height="0.569cm" svg:x="9.702cm" svg:y="9.431cm">
          <draw:text-box>
            <text:p text:style-name="P45"><text:span text:style-name="T13">Mustermann</text:span></text:p>
          </draw:text-box>
        </draw:frame>
        <draw:frame draw:style-name="gr24" draw:text-style-name="P34" draw:layer="layout" svg:width="2.5cm" svg:height="0.569cm" svg:x="12.901cm" svg:y="9.431cm">
          <draw:text-box>
            <text:p text:style-name="P45"><text:span text:style-name="T13">Mustermann</text:span></text:p>
          </draw:text-box>
        </draw:frame>
        <draw:frame draw:style-name="gr24" draw:text-style-name="P34" draw:layer="layout" svg:width="2.5cm" svg:height="0.569cm" svg:x="16.052cm" svg:y="9.5cm">
          <draw:text-box>
            <text:p text:style-name="P45"><text:span text:style-name="T13">Mustermann</text:span></text:p>
          </draw:text-box>
        </draw:frame>
        <draw:frame draw:style-name="gr24" draw:text-style-name="P34" draw:layer="layout" svg:width="2.5cm" svg:height="0.887cm" svg:x="3.406cm" svg:y="10.431cm">
          <draw:text-box>
            <text:p text:style-name="P45"><text:span text:style-name="T13">Mustermann</text:span></text:p>
            <text:p text:style-name="P45"><text:span text:style-name="T13">Musterfrau</text:span></text:p>
          </draw:text-box>
        </draw:frame>
        <draw:frame draw:style-name="gr24" draw:text-style-name="P34" draw:layer="layout" svg:width="2.5cm" svg:height="0.887cm" svg:x="6.602cm" svg:y="10.431cm">
          <draw:text-box>
            <text:p text:style-name="P45"><text:span text:style-name="T13">Mustermann</text:span></text:p>
            <text:p text:style-name="P45"><text:span text:style-name="T13">Musterfrau</text:span></text:p>
          </draw:text-box>
        </draw:frame>
        <draw:frame draw:style-name="gr24" draw:text-style-name="P34" draw:layer="layout" svg:width="2.5cm" svg:height="1.205cm" svg:x="9.703cm" svg:y="10.431cm">
          <draw:text-box>
            <text:p text:style-name="P45"><text:span text:style-name="T13">Mustermann</text:span></text:p>
            <text:p text:style-name="P45"><text:span text:style-name="T13">Musterfrau</text:span></text:p>
            <text:p text:style-name="P45"><text:span text:style-name="T13">Musterdivers</text:span></text:p>
          </draw:text-box>
        </draw:frame>
        <draw:frame draw:style-name="gr24" draw:text-style-name="P34" draw:layer="layout" svg:width="2.5cm" svg:height="1.205cm" svg:x="12.902cm" svg:y="10.431cm">
          <draw:text-box>
            <text:p text:style-name="P45"><text:span text:style-name="T13">Mustermann</text:span></text:p>
            <text:p text:style-name="P45"><text:span text:style-name="T13">Musterfrau</text:span></text:p>
            <text:p text:style-name="P45"><text:span text:style-name="T13">Musterdivers</text:span></text:p>
          </draw:text-box>
        </draw:frame>
        <draw:frame draw:style-name="gr24" draw:text-style-name="P34" draw:layer="layout" svg:width="2.5cm" svg:height="1.205cm" svg:x="16.053cm" svg:y="10.4cm">
          <draw:text-box>
            <text:p text:style-name="P45"><text:span text:style-name="T13">Mustermann</text:span></text:p>
            <text:p text:style-name="P45"><text:span text:style-name="T13">Musterfrau</text:span></text:p>
            <text:p text:style-name="P45"><text:span text:style-name="T13">Musterdiver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2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presentation:style-name="pr1" draw:text-style-name="P2" draw:layer="layout" svg:width="25.199cm" svg:height="2.629cm" svg:x="1.4cm" svg:y="0.171cm" presentation:class="title" presentation:user-transformed="true">
          <draw:text-box>
            <text:p text:style-name="P1"><text:span text:style-name="T1">Urlaubsvertretungsplaner</text:span></text:p>
          </draw:text-box>
        </draw:frame>
        <draw:line draw:style-name="gr1" draw:text-style-name="P3" draw:layer="layout" svg:x1="1.5cm" svg:y1="2.9cm" svg:x2="26.5cm" svg:y2="2.9cm">
          <text:p/>
        </draw:line>
        <draw:custom-shape draw:style-name="gr3" draw:text-style-name="P5" draw:layer="layout" svg:width="25cm" svg:height="9.5cm" svg:x="1.5cm" svg:y="5cm">
          <text:p/>
          <draw:enhanced-geometry svg:viewBox="0 0 21600 21600" draw:type="rectangle" draw:enhanced-path="M 0 0 L 21600 0 21600 21600 0 21600 0 0 Z N"/>
        </draw:custom-shape>
        <draw:frame draw:style-name="gr4" draw:text-style-name="P48" draw:layer="layout" svg:width="2.5cm" svg:height="0.962cm" svg:x="14.5cm" svg:y="13cm">
          <draw:text-box>
            <text:p text:style-name="P47"><text:span text:style-name="T17">ändern</text:span></text:p>
          </draw:text-box>
        </draw:frame>
        <draw:frame draw:style-name="gr37" draw:text-style-name="P39" draw:layer="layout" svg:width="4.2cm" svg:height="4cm" svg:x="4.8cm" svg:y="9.1cm">
          <draw:text-box>
            <text:p text:style-name="P38"><text:span text:style-name="T1">Passwort 0:</text:span></text:p>
            <text:p text:style-name="P38"><text:span text:style-name="T1">Passwort 1:</text:span></text:p>
            <text:p text:style-name="P38"><text:span text:style-name="T1">Passwort 2:</text:span></text:p>
          </draw:text-box>
        </draw:frame>
        <draw:frame draw:style-name="gr5" draw:text-style-name="P23" draw:layer="layout" svg:width="10.6cm" svg:height="1.673cm" svg:x="9.3cm" svg:y="3.5cm">
          <draw:text-box>
            <text:p text:style-name="P36"><text:span text:style-name="T4">https://uvp.bka.bund.de/pw_change</text:span></text:p>
          </draw:text-box>
        </draw:frame>
        <draw:custom-shape draw:style-name="gr9" draw:text-style-name="P5" draw:layer="layout" svg:width="7.5cm" svg:height="1cm" svg:x="9.3cm" svg:y="9.5cm">
          <text:p/>
          <draw:enhanced-geometry svg:viewBox="0 0 21600 21600" draw:type="rectangle" draw:enhanced-path="M 0 0 L 21600 0 21600 21600 0 21600 0 0 Z N"/>
        </draw:custom-shape>
        <draw:frame draw:style-name="gr4" draw:text-style-name="P24" draw:layer="layout" svg:width="2.5cm" svg:height="0.962cm" svg:x="1.7cm" svg:y="5.238cm">
          <draw:text-box>
            <text:p text:style-name="P36"><text:span text:style-name="T5">UVP</text:span></text:p>
          </draw:text-box>
        </draw:frame>
        <draw:custom-shape draw:style-name="gr9" draw:text-style-name="P5" draw:layer="layout" svg:width="7.5cm" svg:height="1cm" svg:x="9.3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5cm" svg:height="1cm" svg:x="9.3cm" svg:y="11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2cm" svg:height="1.2cm" svg:x="1.5cm" svg:y="5cm">
          <text:p/>
          <draw:enhanced-geometry svg:viewBox="0 0 21600 21600" draw:type="rectangle" draw:enhanced-path="M 0 0 L 21600 0 21600 21600 0 21600 0 0 Z N"/>
        </draw:custom-shape>
        <draw:frame draw:style-name="gr28" draw:text-style-name="P42" draw:layer="layout" svg:width="4.353cm" svg:height="1.707cm" draw:transform="rotate (0.288153859504264) translate (21.002cm 12.137cm)">
          <draw:text-box>
            <text:p text:style-name="P41">Ansicht Mitarbeiter</text:p>
          </draw:text-box>
        </draw:frame>
        <draw:frame draw:style-name="gr4" draw:text-style-name="P24" draw:layer="layout" svg:width="7.8cm" svg:height="0.962cm" svg:x="18.501cm" svg:y="5.238cm">
          <draw:text-box>
            <text:p text:style-name="P36"><text:span text:style-name="T11">angemeldet als </text:span><text:span text:style-name="T9">bc@d.ef</text:span></text:p>
          </draw:text-box>
        </draw:frame>
        <draw:custom-shape draw:style-name="gr10" draw:text-style-name="P5" draw:layer="layout" svg:width="0.4cm" svg:height="0.4cm" draw:transform="rotate (-3.14159265358979) translate (26.201cm 5.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44" draw:layer="layout" svg:width="5.8cm" svg:height="1.8cm" svg:x="20.501cm" svg:y="6.2cm">
          <text:p text:style-name="P32"><text:span text:style-name="T8">Passwort ändern</text:span></text:p>
          <text:p text:style-name="P32"><text:span text:style-name="T8">Urlaub bearbeiten</text:span></text:p>
          <text:p text:style-name="P32"><text:span text:style-name="T8">Log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5" draw:layer="layout" svg:width="19cm" svg:height="3.806cm" svg:x="3cm" svg:y="6.5cm">
          <draw:text-box>
            <text:p text:style-name="P37"><text:span text:style-name="T1"/></text:p>
            <text:p text:style-name="P37"><text:span text:style-name="T1"/></text:p>
            <text:p text:style-name="P37"><text:span text:style-name="T1">Passwort ändern: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2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2T14:23:56.848325901</meta:creation-date>
    <dc:date>2022-12-13T13:10:34.552656604</dc:date>
    <meta:editing-duration>PT15M30S</meta:editing-duration>
    <meta:editing-cycles>3</meta:editing-cycles>
    <meta:generator>LibreOffice/7.3.7.2$Linux_X86_64 LibreOffice_project/30$Build-2</meta:generator>
    <meta:document-statistic meta:object-count="313"/>
  </office:meta>
</office:document-meta>
</file>